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2" svg:font-family="Monospace" style:font-pitch="variable"/>
    <style:font-face style:name="Nimbus Roman No9 L1" svg:font-family="'Nimbus Roman No9 L'" style:font-pitch="variable"/>
    <style:font-face style:name="Arial2"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Negrito"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paragraph-properties fo:text-align="end" style:justify-single-word="false"/>
    </style:style>
    <style:style style:name="P4" style:family="paragraph" style:parent-style-name="Text_20_body">
      <style:paragraph-properties fo:margin-left="0cm" fo:margin-right="0cm" fo:text-indent="0cm" style:auto-text-indent="false"/>
    </style:style>
    <style:style style:name="P5" style:family="paragraph" style:parent-style-name="Subtitle">
      <style:paragraph-properties fo:margin-top="0.42cm" fo:margin-bottom="3cm" fo:text-align="end" style:justify-single-word="false"/>
    </style:style>
    <style:style style:name="P6" style:family="paragraph" style:parent-style-name="Illustration_20_Index_20_1">
      <style:paragraph-properties>
        <style:tab-stops>
          <style:tab-stop style:position="17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itle" style:master-page-name="First_20_Page">
      <style:paragraph-properties fo:margin-top="5.001cm" fo:margin-bottom="0.21cm" fo:text-align="end" style:justify-single-word="false" style:page-number="auto"/>
    </style:style>
    <style:style style:name="P11" style:family="paragraph" style:parent-style-name="Heading_20_1" style:master-page-name="Standard">
      <style:paragraph-properties style:page-number="1"/>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text-properties fo:font-weight="bold" style:font-weight-asian="bold" style:font-weight-complex="bold"/>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5" style:family="paragraph">
      <style:paragraph-properties text:enable-numbering="false" fo:margin-left="0cm" fo:margin-right="0cm" fo:margin-top="0cm" fo:margin-bottom="0cm" fo:line-height="100%" fo:text-align="center" fo:text-indent="0cm"/>
    </style:style>
    <style:style style:name="P4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0" style:family="text">
      <style:text-properties style:use-window-font-color="true" style:text-outline="false" style:text-line-through-style="none" style:font-name="Monospace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style:num-prefix=" " style:num-suffix=". " style:num-format="1">
        <style:list-level-properties text:space-before="0.635cm" text:min-label-width="0.635cm"/>
      </text:list-level-style-number>
      <text:list-level-style-number text:level="2" style:num-prefix=" " style:num-suffix=". " style:num-format="1">
        <style:list-level-properties text:space-before="1.27cm" text:min-label-width="0.635cm"/>
      </text:list-level-style-number>
      <text:list-level-style-number text:level="3" text:style-name="Numbering_20_Symbols" style:num-prefix=" " style:num-suffix=". " style:num-format="1" text:display-levels="2">
        <style:list-level-properties text:space-before="1.905cm" text:min-label-width="0.635cm"/>
      </text:list-level-style-number>
      <text:list-level-style-number text:level="4" text:style-name="Numbering_20_Symbols" style:num-prefix=" " style:num-suffix=". " style:num-format="1" text:display-levels="3">
        <style:list-level-properties text:space-before="2.54cm" text:min-label-width="0.635cm"/>
      </text:list-level-style-number>
      <text:list-level-style-number text:level="5" text:style-name="Numbering_20_Symbols" style:num-prefix=" " style:num-suffix=". " style:num-format="1" text:display-levels="4">
        <style:list-level-properties text:space-before="3.175cm" text:min-label-width="0.635cm"/>
      </text:list-level-style-number>
      <text:list-level-style-number text:level="6" text:style-name="Numbering_20_Symbols" style:num-prefix=" " style:num-suffix=". " style:num-format="1" text:display-levels="5">
        <style:list-level-properties text:space-before="3.81cm" text:min-label-width="0.635cm"/>
      </text:list-level-style-number>
      <text:list-level-style-number text:level="7" text:style-name="Numbering_20_Symbols" style:num-prefix=" " style:num-suffix=". " style:num-format="1" text:display-levels="6">
        <style:list-level-properties text:space-before="4.445cm" text:min-label-width="0.635cm"/>
      </text:list-level-style-number>
      <text:list-level-style-number text:level="8" text:style-name="Numbering_20_Symbols" style:num-prefix=" " style:num-suffix=". " style:num-format="1" text:display-levels="7">
        <style:list-level-properties text:space-before="5.08cm" text:min-label-width="0.635cm"/>
      </text:list-level-style-number>
      <text:list-level-style-number text:level="9" text:style-name="Numbering_20_Symbols" style:num-prefix=" " style:num-suffix=". " style:num-format="1" text:display-levels="8">
        <style:list-level-properties text:space-before="5.715cm" text:min-label-width="0.635cm"/>
      </text:list-level-style-number>
      <text:list-level-style-number text:level="10" text:style-name="Numbering_20_Symbols" style:num-prefix=" " style:num-suffix=". " style:num-format="1" text:display-levels="9">
        <style:list-level-properties text:space-before="6.35cm" text:min-label-width="0.635cm"/>
      </text:list-level-style-number>
    </text:list-style>
    <text:list-style style:name="L25">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6">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7">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8">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9">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frame-content" style:horizontal-pos="center" style:horizontal-rel="pag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Dashed_20__28_var_29_"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336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355e0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6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4476b"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198a8a"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dash" draw:stroke-dash="Dashed_20__28_var_29_" svg:stroke-width="0cm" svg:stroke-color="#000000" draw:marker-start="" draw:marker-start-width="0.3cm" draw:marker-start-center="false" draw:marker-end="" draw:marker-end-width="0.3cm" draw:marker-end-center="false" draw:fill="solid" draw:fill-color="#ffffff" draw:textarea-horizontal-align="left" draw:textarea-vertical-align="bottom"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00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000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draw:stroke-dash="Ultrafine_20_Dashed" svg:stroke-width="0.101cm" svg:stroke-color="#2323dc"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101cm" svg:stroke-color="#2323dc"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0" style:family="graphic">
      <style:graphic-properties draw:stroke="solid" svg:stroke-width="0.101cm" svg:stroke-color="#808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text:title>Documentação Específica do Sistema</text:title></text:p>
      <text:p text:style-name="P5"><text:span text:style-name="T1"><text:user-defined text:name="Nome do Sistema">SIMP</text:user-defined></text:span> – <text:span text:style-name="T4"><text:user-defined text:name="Descrição do Sistema">Framework para o Desenvolvimento de Sistemas de Informação Modulares em PHP</text:user-defined></text:span></text:p>
      <text:p text:style-name="P2">Dados deste Documento</text:p>
      <text:p text:style-name="P3"><text:span text:style-name="T1">Autor Principal:</text:span> Rubens Takiguti Ribeiro</text:p>
      <text:p text:style-name="P3"><text:span text:style-name="T1">Data:</text:span> <text:date style:data-style-name="N36" text:date-value="2008-09-22T09:21:40" text:fixed="true">22/09/2008</text:date></text:p>
      <text:p text:style-name="P3"><text:span text:style-name="T1">Modificado:</text:span> <text:date style:data-style-name="N36" text:date-value="2009-03-30T08:29:26" text:fixed="true">30/03/2009</text:date></text:p>
      <text:p text:style-name="P3"><text:span text:style-name="T1">Versão:</text:span> 1.0.<text:editing-cycles>95</text:editing-cycles></text:p>
      <text:p text:style-name="P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8">1. Introdução<text:tab/>1</text:p>
          <text:p text:style-name="P8">2. Classes de Interface<text:tab/>1</text:p>
          <text:p text:style-name="P8">3. Classes de Suporte<text:tab/>2</text:p>
          <text:p text:style-name="P8">4. Classe objeto<text:tab/>3</text:p>
          <text:p text:style-name="P9">4.1. Divisão Interna dos Atributos<text:tab/>3</text:p>
          <text:p text:style-name="P9">4.2. Principais Métodos<text:tab/>8</text:p>
          <text:p text:style-name="P7">4.2.1. Construtor/Destrutor<text:tab/>8</text:p>
          <text:p text:style-name="P7">4.2.2. Definição e Manipulação de Atributos<text:tab/>8</text:p>
          <text:p text:style-name="P7">4.2.3. Consultas<text:tab/>10</text:p>
          <text:p text:style-name="P7">4.2.4. Vetores Associativos<text:tab/>11</text:p>
          <text:p text:style-name="P7">4.2.5. Métodos de Uso Geral<text:tab/>12</text:p>
          <text:p text:style-name="P7">4.2.6. Impressão<text:tab/>13</text:p>
          <text:p text:style-name="P7">4.2.7. Métodos de Limpeza<text:tab/>13</text:p>
          <text:p text:style-name="P7">4.2.8. Operações de Persistência<text:tab/>14</text:p>
          <text:p text:style-name="P7">4.2.9. Pontos de Extensão<text:tab/>14</text:p>
          <text:p text:style-name="P7">4.2.10. Cache em Sessão<text:tab/>15</text:p>
          <text:p text:style-name="P7">4.2.11. Exportação de Dados<text:tab/>16</text:p>
          <text:p text:style-name="P7">4.2.12. Transação<text:tab/>16</text:p>
          <text:p text:style-name="P7">4.2.13. Reflexão<text:tab/>16</text:p>
          <text:p text:style-name="P7">4.2.14. Debug<text:tab/>18</text:p>
          <text:p text:style-name="P7">4.2.15. Métodos Mágicos<text:tab/>18</text:p>
          <text:p text:style-name="P7">4.2.16. Iteração<text:tab/>18</text:p>
          <text:p text:style-name="P8">5. Classe objeto_formulario<text:tab/>18</text:p>
          <text:p text:style-name="P9">5.1. Divisão Interna dos Atributos<text:tab/>19</text:p>
          <text:p text:style-name="P9">5.2. Principais Métodos<text:tab/>19</text:p>
          <text:p text:style-name="P7">5.2.1. Lógicas Básicas<text:tab/>19</text:p>
          <text:p text:style-name="P7">5.2.2. Pontos de Extensão<text:tab/>21</text:p>
          <text:p text:style-name="P7">5.2.3. Identificadores de Formulários<text:tab/>22</text:p>
        </text:index-body>
      </text:table-of-content>
      <text:illustration-index text:style-name="Sect1" text:protected="true"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Illustration_20_Index_20_Heading">Lista de Figuras</text:p>
          </text:index-title>
          <text:p text:style-name="P6">Figura 1: Representação das Entidades do PHP e do Simp<text:tab/>7</text:p>
        </text:index-body>
      </text:illustration-index>
      <text:h text:style-name="Heading_20_1" text:outline-level="1" text:is-list-header="true"/>
      <text:h text:style-name="P11" text:outline-level="1">Introdução</text:h>
      <text:p text:style-name="Text_20_body">O objetivo deste documento é apresentar de forma objetiva e prática as principais funcionalidades do framework Simp. Para tanto, apresenta a lista de classes de suporte e de interface, com suas respectivas descrições e utilidades, e, em seguida, apresenta detalhes sobre a classe objeto e objeto_formulario, que são a base para todas as entidades do sistema.</text:p>
      <text:p text:style-name="Text_20_body">Este documento é destinado aos programadores que conhecem bem as características básicas de PHP<text:note text:id="ftn1" text:note-class="footnote"><text:note-citation>1</text:note-citation><text:note-body><text:p text:style-name="Footnote">&lt;<text:a xlink:type="simple" xlink:href="http://www.php.net/manual/pt_BR/">http://www.php.net/manual/pt_BR/</text:a>&gt;</text:p></text:note-body></text:note> e conhecem, a fundo, as características e limitações da orientação a objetos (versão 5)<text:note text:id="ftn2" text:note-class="footnote"><text:note-citation>2</text:note-citation><text:note-body><text:p text:style-name="Footnote">&lt;<text:a xlink:type="simple" xlink:href="http://www.php.net/manual/pt_BR/language.oop5.php">http://www.php.net/manual/pt_BR/language.oop5.php</text:a>&gt;</text:p></text:note-body></text:note> provida pela linguagem PHP, especialmente os métodos mágicos<text:note text:id="ftn3" text:note-class="footnote"><text:note-citation>3</text:note-citation><text:note-body><text:p text:style-name="Footnote">&lt;<text:a xlink:type="simple" xlink:href="http://www.php.net/manual/pt_BR/language.oop5.magic.php">http://www.php.net/manual/pt_BR/language.oop5.magic.php</text:a>&gt;</text:p></text:note-body></text:note>.</text:p>
      <text:h text:style-name="Heading_20_1" text:outline-level="1">Classes de Interface</text:h>
      <text:p text:style-name="Text_20_body">As classes de interface têm como principal objetivo auxiliar a geração de elementos de interface, tanto em XHTML quanto em outros formatos, como imagens e PDF.</text:p>
      <text:list xml:id="list1124598199" text:style-name="L1">
        <text:list-item>
          <text:p text:style-name="P12"><text:span text:style-name="T1">captcha.class.php</text:span>: classe para geração e validação de campos captcha, que são campos formados por uma imagem e um campo de texto, onde o texto escrito na imagem deve ser reproduzido no campo de texto para garantir que o usuário do formulário é um ser humano e não uma máquina.</text:p>
        </text:list-item>
        <text:list-item>
          <text:p text:style-name="P12"><text:span text:style-name="T1">formulario.class.php</text:span>: classe responsável por gerar formulários padronizados e seus respectivos campos. Exemplo em “simp/teste/formulario.php”.</text:p>
        </text:list-item>
        <text:list-item>
          <text:p text:style-name="P12"><text:span text:style-name="T1">fpdf.class.php</text:span>: classe de terceiros, responsável por gerar documentos PDF dinamicamente.</text:p>
        </text:list-item>
        <text:list-item>
          <text:p text:style-name="P12"><text:span text:style-name="T1">fpdf_table.class.php</text:span>: extensão da classe fpdf, responsável por gerar tabelas em documentos PDF dinamicamente. A forma de representação das tabelas é semelhante à especificação de tabelas em HTML. Exemplo em “simp/teste/pdf/”.</text:p>
        </text:list-item>
        <text:list-item>
          <text:p text:style-name="P12"><text:span text:style-name="T1">grafico_barra.class.php</text:span>: classe responsável por gerar gráficos de barra usando HTML e CSS de forma acessível. Deve ser usada apenas para exibir gráficos simples.</text:p>
        </text:list-item>
        <text:list-item>
          <text:p text:style-name="P12"><text:span text:style-name="T1">grafico.class.php</text:span>: classe responsável por gerar diferentes tipos de gráficos, em formato de imagem, dinamicamente. Exemplo em “simp/teste/graficos/”.</text:p>
        </text:list-item>
        <text:list-item>
          <text:p text:style-name="P12"><text:span text:style-name="T1">imagem.class.php</text:span>: classe responsável por manipular imagens. Exemplo em “simp/teste/imagem.php”.</text:p>
        </text:list-item>
        <text:list-item>
          <text:p text:style-name="P12"><text:span text:style-name="T1">link.class.php</text:span>: classe responsável por gerar e manipular links (adicionar atributos, remover atributos, etc.).</text:p>
        </text:list-item>
        <text:list-item>
          <text:p text:style-name="P12"><text:span text:style-name="T1">lista.class.php</text:span>: classe responsável por gerar listas de entidades ou listas hierárquicas. Exemplo de lista hierárquica em “simp/teste/hierarquia.php”.</text:p>
        </text:list-item>
        <text:list-item>
          <text:p text:style-name="P12"><text:span text:style-name="T1">mensagem.class.php</text:span>: classe responsável por gerar mensagens de avisos ou erros.</text:p>
        </text:list-item>
        <text:list-item>
          <text:p text:style-name="P12"><text:span text:style-name="T1">modulo.class.php</text:span>: classe responsável por abstrair os <text:span text:style-name="T2">scripts</text:span> de geração de módulos (CRUD).</text:p>
        </text:list-item>
        <text:list-item>
          <text:p text:style-name="P12"><text:span text:style-name="T1">paginacao.class.php</text:span>: classe responsável por controlar e exibir listas com paginação <text:soft-page-break/>de dados.</text:p>
        </text:list-item>
        <text:list-item>
          <text:p text:style-name="P12"><text:span text:style-name="T1">pagina.class.php</text:span>: classe responsável por montar os elementos de uma página (cabeçalho, menu, conteúdo, rodapé, etc).</text:p>
        </text:list-item>
        <text:list-item>
          <text:p text:style-name="P12"><text:span text:style-name="T1">texto.class.php</text:span>: classe responsável por manipular texto (strings).</text:p>
        </text:list-item>
      </text:list>
      <text:h text:style-name="Heading_20_1" text:outline-level="1">Classes de Suporte</text:h>
      <text:p text:style-name="Text_20_body">As classes de suporte são estruturas de suporte geral. As definições de cada uma são descritas a seguir:</text:p>
      <text:list xml:id="list507158991" text:style-name="L2">
        <text:list-item>
          <text:p text:style-name="P13"><text:span text:style-name="T1">atributo.class.php</text:span>: classe que define a estrutura de um atributo de uma entidade. No Simp, um atributo é mais que uma região da memória reservada para um valor, é uma especificação relativamente detalhada do tipo e do comportamento do atributo. Esta classe é útil para se conhecer os métodos disponíveis ao se criar atributos simples de uma entidade (através do método adicionar_atributo).</text:p>
        </text:list-item>
        <text:list-item>
          <text:p text:style-name="P13"><text:span text:style-name="T1">compactacao.class.php</text:span>: método responsável pela compactação de dados em arquivos.</text:p>
        </text:list-item>
        <text:list-item>
          <text:p text:style-name="P13"><text:span text:style-name="T1">cookie.class.php</text:span>: classe responsável por controlar <text:span text:style-name="T2">cookies</text:span> de maneira econômica. Como existe um limite de <text:span text:style-name="T2">cookies</text:span> por domínio em cada navegador, o Simp armazena todos os dados desejados em um único <text:span text:style-name="T2">cookie</text:span>. A atribuição e consulta destes valores é feita de maneira transparente para os programadores. Consulta aos cookies em “Devel \ Cookies do Sistema”</text:p>
        </text:list-item>
        <text:list-item>
          <text:p text:style-name="P13"><text:span text:style-name="T1">email.class.php</text:span>: classe responsável por montar e enviar e-mails. Tem suporte a envio de e-mails por SMTP e arquivos anexados. Exemplo em “simp/teste/email.php”.</text:p>
        </text:list-item>
        <text:list-item>
          <text:p text:style-name="P13"><text:span text:style-name="T1">matematica.class.php</text:span>: classe com métodos para realização de operações matemáticas mais elaboradas.</text:p>
        </text:list-item>
        <text:list-item>
          <text:p text:style-name="P13"><text:span text:style-name="T1">html2xml.class.php</text:span>: classe responsável por converter documentos HTML para XHTML. É útil para percorrer documentos HTML consultados de outros <text:span text:style-name="T2">sites</text:span> com a classe http.class.php.</text:p>
        </text:list-item>
        <text:list-item>
          <text:p text:style-name="P13"><text:span text:style-name="T1">http.class.php</text:span>: classe responsável por realizar requisições HTTP através de conexões via <text:span text:style-name="T2">socket</text:span>. Com ela é possível simular dados enviados por POST, ou acessar outros <text:span text:style-name="T2">sites</text:span> e obter a resposta de maneira transparente.</text:p>
        </text:list-item>
        <text:list-item>
          <text:p text:style-name="P13"><text:span text:style-name="T1">instalacao.class.php</text:span>: classe que auxilia o <text:span text:style-name="T2">script</text:span> “simp/instalar.php” com as operações referentes à instalação do sistema.</text:p>
        </text:list-item>
        <text:list-item>
          <text:p text:style-name="P13"><text:span text:style-name="T1">ldap.class.php</text:span>: classe responsável por realizar consultas a uma base LDAP. Exemplo em “simp/teste/ldap.php”.</text:p>
        </text:list-item>
        <text:list-item>
          <text:p text:style-name="P13"><text:span text:style-name="T1">listas.class.php</text:span>: classe responsável por prover várias listas de caráter geral através de métodos estáticos.</text:p>
        </text:list-item>
        <text:list-item>
          <text:p text:style-name="P13"><text:span text:style-name="T1">objeto.class.php</text:span>: classe base para as entidades do sistema. Ela garante o funcionamento do framework e do mapeamento entre classes entidades e a base de dados.</text:p>
        </text:list-item>
        <text:list-item>
          <text:p text:style-name="P13"><text:span text:style-name="T1">objeto_formulario.class.php</text:span>: extensão da classe objeto.class.php, responsável por prover formulários básicos às entidades.</text:p>
        </text:list-item>
        <text:list-item>
          <text:p text:style-name="P13"><text:soft-page-break/><text:span text:style-name="T1">parser_simp.class.php</text:span>: classe responsável por analisar códigos internos no Simp e prover a reflexão.</text:p>
        </text:list-item>
        <text:list-item>
          <text:p text:style-name="P13"><text:span text:style-name="T1">rss.class.php</text:span>: classe responsável por gerar documentos RSS de maneira dinâmica.</text:p>
        </text:list-item>
        <text:list-item>
          <text:p text:style-name="P13"><text:span text:style-name="T1">senha.class.php</text:span>: classe responsável por testar a qualidade de uma senha ou gerar senhas de maneira aleatória. Exemplo em “simp/teste/senha.php”</text:p>
        </text:list-item>
        <text:list-item>
          <text:p text:style-name="P13"><text:span text:style-name="T1">user_agent.class.php</text:span>: classe responsável por identificar o navegador e o sistema operacional a partir da <text:span text:style-name="T2">string</text:span> de identificação informada pelo user-agent. Ela é usada em conjunto com a função “get_browser”, que identifica os navegadores através de uma tabela chamada browscap.ini, que deve ser especificada na diretiva “browscap” do arquivo php.ini, para funcionar corretamente. <text:span text:style-name="T7">Observação</text:span>: um arquivo php_browscap.ini é incluído em cada versão do Simp no diretório “simp/arquivos”, mas a especificação da diretiva no arquivo php.ini e a atualização do arquivo devem ser feitas manualmente.</text:p>
        </text:list-item>
        <text:list-item>
          <text:p text:style-name="P13"><text:span text:style-name="T1">util.class.php</text:span>: classe com algumas utilidades não classificadas.</text:p>
        </text:list-item>
        <text:list-item>
          <text:p text:style-name="P13"><text:span text:style-name="T1">validacao.class.php</text:span>: classe responsável pela validação de dados em geral, e especialmente de atributos de entidades.</text:p>
        </text:list-item>
      </text:list>
      <text:h text:style-name="Heading_20_1" text:outline-level="1">Classe objeto</text:h>
      <text:p text:style-name="Text_20_body">A classe objeto tem por finalidade abstrair o maior número de operações comuns às entidades de um sistema e prover a comunicação entre elas. Com relação à sua utilização, ela utiliza vários métodos mágicos como o __set e o __get para prover maior facilidade de interação com os atributos e, além disso, apresenta vários métodos de utilização geral e de persistência com o BD.</text:p>
      <text:p text:style-name="Text_20_body">A implementação desta classe não é trivial para entendimento. Num âmbito geral, é uma classe abstrata que implementa a interface Iterator. O modificador abstract é decorrente de dois métodos abstratos que ela possui (“definir_classe” e “definir_atributos”), embora muitos outros métodos possam ser sobrecarregados sem obrigatoriedade. A implementação da interface Iterator permite que uma entidade derivada desta classe possa ser percorrida em uma estrutura de repetição “foreach”, por exemplo. No caso da classe objeto, ao se percorrer uma entidade com esta estrutura, serão obtidos as chaves e os valores dos atributos consultados da entidade.</text:p>
      <text:p text:style-name="Text_20_body">Em versões anteriores, a classe objeto se comunicava com outras duas classes que controlavam os relacionamentos 1:1 e 1:N. Porém, com a evolução da classe, observou-se que ela concentrando estes controles ganhava em performance, embora ficasse menos enxuta. Além disso, a separação destes controles impedia, por exemplo, que eles acessassem atributos privados ou protegidos da classe objeto, prejudicando algumas implementações. Em seu estágio mais maduro de desenvolvimento, a classe objeto ainda se comunica com outras classes, porém de caráter muito mais específico, o que não atrapalha nem em performance, nem em implementação.</text:p>
      <text:h text:style-name="Heading_20_2" text:outline-level="2">Divisão Interna dos Atributos</text:h>
      <text:p text:style-name="Text_20_body">A classe objeto amplia o conceito de classe PHP tradicional ao controlar internamente: (i) as definições das classes, (ii) as definições dos atributos e (iii) instâncias das entidades. Estes dados são armazenados em regiões estáticas e compartilhadas por todas as instâncias.</text:p>
      <text:p text:style-name="Text_20_body">A divisão interna da classe objeto é implementada através dos seguintes atributos:</text:p>
      <text:list xml:id="list2102008203" text:style-name="L3">
        <text:list-item>
          <text:p text:style-name="P14"><text:span text:style-name="T1">static private $definicoes</text:span>: este atributo estático é um vetor de objetos (stdClass) indexado por uma <text:span text:style-name="T2">string</text:span>. Ele armazena as definições das classes entidade, ou seja, todas as <text:soft-page-break/>informações que são comuns a mais de uma entidade, por exemplo, o nome da entidade no singular, no plural, o gênero, o nome da tabela usada no BD, quais são os atributos e quais são as características dos atributos. A <text:span text:style-name="T2">string</text:span> de indexação guarda o próprio nome da classe entidade, para facilitar a localização no vetor. O armazenamento destas informações permite expandir o conceito básico de orientação a objetos através da criação de atributos virtuais, ou seja, embora a classe “usuario” não especifique em nenhum lugar o atributo “nome” da forma tradicional (“protected $nome”, por exemplo), o atributo pode passar a existir se chamado o método “adicionar_atributo”. Este método é responsável por adicionar dados no vetor de definições da classe entidade, no caso, dados sobre um novo atributo. Em conjunto com a utilização dos métodos mágicos __get e __set, o atributo “nome” pode ser consultado ou atualizado de forma transparente para o programador alto nível. Porém, ao atribuir um valor ao atributo, o novo valor passa por uma validação interna, permitindo que apenas valores válidos sejam, de fato, armazenados no objeto.</text:p>
        </text:list-item>
        <text:list-item>
          <text:p text:style-name="P14"><text:span text:style-name="T1">private $definicao</text:span>: este atributo é, na verdade, uma referência para uma posição do vetor estático $definicoes, e sempre referencia (“aponta para”) a definição da classe do objeto corrente. Ou seja, se só existem as entidades “Usuário”, “Grupos” e “Livros” no sistema, o vetor estático $definições terá três posições, cada uma com a definição da respectiva classe, e todos objetos terão uma referência para a definição da sua própria classe. Cada elemento do vetor $definicoes e, conseqüentemente, todos os atributos $definicao, possuem a seguinte estrutura interna:</text:p>
        </text:list-item>
      </text:list>
      <text:list xml:id="list1110903895" text:style-name="L4">
        <text:list-item>
          <text:list>
            <text:list-item>
              <text:p text:style-name="P15"><text:span text:style-name="T1">$classe</text:span>: <text:span text:style-name="T2">string</text:span> que armazena o nome da classe entidade.</text:p>
            </text:list-item>
            <text:list-item>
              <text:p text:style-name="P15"><text:span text:style-name="T1">$singleton</text:span>: booleano que indica se a classe segue a lógica <text:span text:style-name="T2">singleton</text:span><text:span text:style-name="T5"><text:note text:id="ftn4" text:note-class="footnote"><text:note-citation>4</text:note-citation><text:note-body><text:p text:style-name="Footnote"><text:span text:style-name="T2">Singleton</text:span> é um modelo <text:span text:style-name="T2">pattern</text:span> que especifica que uma determinada classe só pode ter uma instância ativa em tempo de execução.</text:p></text:note-body></text:note></text:span><text:span text:style-name="T5"> </text:span>ou não. Tradicionalmente, implementa-se a lógica <text:span text:style-name="T2">singleton</text:span> com a especificação de um construtor privado e um método estático público que retorna sempre a mesma instância do objeto. No caso do Simp, esta implementação precisou seguir outra lógica, já que algumas entidades seriam <text:span text:style-name="T2">singleton</text:span> e outras não. Para tanto, existe um construtor público que retorna sempre a mesma instância caso identifique que a entidade requisitada seja <text:span text:style-name="T2">singleton</text:span>.</text:p>
            </text:list-item>
            <text:list-item>
              <text:p text:style-name="P15"><text:span text:style-name="T1">$entidade</text:span>: objeto stdClass que guarda informações gerais sobre a entidade:</text:p>
              <text:list>
                <text:list-item>
                  <text:p text:style-name="P15"><text:span text:style-name="T1">$singular</text:span>: <text:span text:style-name="T2">string</text:span> que guarda o nome da entidade no singular (para apresentação ao usuário final do sistema).</text:p>
                </text:list-item>
                <text:list-item>
                  <text:p text:style-name="P15"><text:span text:style-name="T1">$plural</text:span>: <text:span text:style-name="T2">string</text:span> que guarda o nome da entidade no plural (para apresentação ao usuário final do sistema).</text:p>
                </text:list-item>
                <text:list-item>
                  <text:p text:style-name="P15"><text:span text:style-name="T1">$genero</text:span>: caractere que guarda o gênero da entidade, que pode ser 'M', 'F' ou 'I', indicando masculino, feminino e indeterminado respectivamente.</text:p>
                </text:list-item>
              </text:list>
            </text:list-item>
            <text:list-item>
              <text:p text:style-name="P15"><text:span text:style-name="T1">$tabela</text:span>: objeto stdClass que guarda informações gerais sobre a tabela usada no BD:</text:p>
              <text:list>
                <text:list-item>
                  <text:p text:style-name="P15"><text:span text:style-name="T1">$nome</text:span>: <text:span text:style-name="T2">string</text:span> que guarda o nome da tabela usada no BD.</text:p>
                </text:list-item>
                <text:list-item>
                  <text:p text:style-name="P15"><text:span text:style-name="T1">$descricao</text:span>: <text:span text:style-name="T2">string</text:span> que guarda a descrição da tabela.</text:p>
                </text:list-item>
                <text:list-item>
                  <text:p text:style-name="P15"><text:span text:style-name="T1">$chave</text:span>: <text:span text:style-name="T2">string</text:span> que guarda o nome da chave primária única.</text:p>
                </text:list-item>
              </text:list>
            </text:list-item>
            <text:list-item>
              <text:p text:style-name="P15"><text:soft-page-break/><text:span text:style-name="T1">$atributos</text:span>: vetor com as características dos atributos. É indexado pelo nome do atributo e armazena objetos da classe “atributo”.</text:p>
            </text:list-item>
            <text:list-item>
              <text:p text:style-name="P15"><text:span text:style-name="T1">$rel_uu</text:span>: vetor com as características dos relacionamentos 1:1 da entidade. É indexado pelo nome da chave estrangeira e armazena objetos stdClass com os seguintes dados:</text:p>
              <text:list>
                <text:list-item>
                  <text:p text:style-name="P15"><text:span text:style-name="T1">$classe</text:span>: <text:span text:style-name="T2">string</text:span> que guarda o nome da classe de onde a chave estrangeira foi importada.</text:p>
                </text:list-item>
                <text:list-item>
                  <text:p text:style-name="P15"><text:span text:style-name="T1">$nome</text:span>: <text:span text:style-name="T2">string</text:span> que guarda o nome do objeto referente à chave estrangeira.</text:p>
                </text:list-item>
                <text:list-item>
                  <text:p text:style-name="P15"><text:span text:style-name="T1">$forte</text:span>: booleano que indica se o relacionamento é forte ou fraco. Se é forte, uma restrição de chave estrangeira é especificado no esquema do BD, caso contrário é criado um campo semelhante ao original e a própria classe objeto trabalha como se fosse um relacionamento opcional.</text:p>
                </text:list-item>
                <text:list-item>
                  <text:p text:style-name="P15"><text:span text:style-name="T1">$descricao</text:span>: <text:span text:style-name="T2">string</text:span> que guarda o nome da entidade relacionada no singular. Por padrão, é herdado o mesmo nome que a entidade original, mas em alguns casos deve sobrescrever este nome para prover maior legibilidade no sistema.</text:p>
                </text:list-item>
              </text:list>
            </text:list-item>
            <text:list-item>
              <text:p text:style-name="P15"><text:span text:style-name="T1">$rel_un</text:span>: vetor com as características dos relacionamentos 1:N da entidade. Cada relacionamento 1:N é representado por um vetor de objetos. Este atributo é indexado pelo nome do vetor de relacionamentos e armazena objetos stdClass com os seguintes dados:</text:p>
              <text:list>
                <text:list-item>
                  <text:p text:style-name="P15"><text:span text:style-name="T1">$classe</text:span>: <text:span text:style-name="T2">string</text:span> que guarda o nome da classe dos elementos do vetor relacionado.</text:p>
                </text:list-item>
                <text:list-item>
                  <text:p text:style-name="P15"><text:span text:style-name="T1">$chave_fk</text:span>: <text:span text:style-name="T2">string</text:span> que guarda o nome da chave estrangeira na tabela relacionada.</text:p>
                </text:list-item>
                <text:list-item>
                  <text:p text:style-name="P15"><text:span text:style-name="T1">$index</text:span>: <text:span text:style-name="T2">string</text:span> que guarda o nome do atributo da classe que será usado para indexar o vetor relacionado.</text:p>
                </text:list-item>
                <text:list-item>
                  <text:p text:style-name="P15"><text:span text:style-name="T1">$impressao</text:span>: <text:span text:style-name="T2">string</text:span> que guarda o nome do atributo da classe que será usado para imprimir os elementos do vetor relacionado.</text:p>
                </text:list-item>
                <text:list-item>
                  <text:p text:style-name="P15"><text:span text:style-name="T1">$ordem</text:span>: vetor que armazena os dados da ordenação do vetor relacionado. O atributo é indexado pelo nome do atributo usado na ordenação e armazena booleanos indicando se o tipo de ordenação é crescente.</text:p>
                </text:list-item>
              </text:list>
            </text:list-item>
            <text:list-item>
              <text:p text:style-name="P15"><text:span text:style-name="T1">$implicitos</text:span>: vetor com as características dos atributos implícitos da entidade. O vetor é indexado pelo nome do atributo implícito e armazena objetos stdClass com os seguintes dados:</text:p>
              <text:list>
                <text:list-item>
                  <text:p text:style-name="P15"><text:span text:style-name="T1">$descricao</text:span>: <text:span text:style-name="T2">string</text:span> que guarda o nome do atributo implícito para exibição ao usuário final do sistema.</text:p>
                </text:list-item>
                <text:list-item>
                  <text:p text:style-name="P15"><text:span text:style-name="T1">$metodo</text:span>: <text:span text:style-name="T3">string</text:span> que guarda o nome do método que retorna o valor do atributo implícito.</text:p>
                </text:list-item>
                <text:list-item>
                  <text:p text:style-name="P15"><text:span text:style-name="T1">$atributos</text:span>: vetor que guarda os nomes dos atributos da classe entidade que são necessários para que o atributo implícito retorne seu valor. Esta informação é útil para otimizar consultas que esperam um atributo implícito, por exemplo, ao solicitar <text:soft-page-break/>a impressão de um quadro com atributos simples e outros implícitos, é feita uma única consulta a todos os atributos simples necessários para montar o quadro.</text:p>
                </text:list-item>
              </text:list>
            </text:list-item>
          </text:list>
        </text:list-item>
      </text:list>
      <text:list xml:id="list2115525578" text:continue-list="list2102008203" text:style-name="L3">
        <text:list-item>
          <text:p text:style-name="P14"><text:span text:style-name="T1">static protected $instancias</text:span>: é uma matriz que guarda todas as instâncias de todas as entidades do sistema. A matriz é indexada pelo nome da classe entidade e armazena um vetor com as instâncias da classe correspondente. O vetor de instâncias é indexado pelo código da instância (valor da chave primária única) e armazena dados da instância na forma de um objeto stdClass.</text:p>
        </text:list-item>
        <text:list-item>
          <text:p text:style-name="P14"><text:span text:style-name="T1">protected $instancia</text:span>: este atributo é uma referência para uma posição da matriz $instancias. É, portanto, uma forma facilitada de referenciar os dados da instância corrente. Observe que o conceito de instância também foi expandido pelo Simp. Em outras palavras, pode ocorrer de duas “instâncias PHP” (dois objetos) referenciem uma mesma “instância Simp”. Por exemplo, se dois objetos da classe “usuario” possuem a chave primária “1”, eles referem-se ao mesmo registro no BD, logo, são tratados como uma mesma “instância Simp” e, portanto, ao modificar o valor de um atributo em uma das “instâncias PHP”, o valor do mesmo atributo da outra instância é modificado automaticamente, pois “apontam” para o mesmo local. Cada posição da matriz $instancias e, conseqüentemente, todo atributo $instancia possui a seguinte estrutura:</text:p>
        </text:list-item>
      </text:list>
      <text:list xml:id="list1336108416" text:style-name="L5">
        <text:list-item>
          <text:list>
            <text:list-item>
              <text:p text:style-name="P16"><text:span text:style-name="T1">$valores</text:span>: vetor que armazena os dados dos atributos da instância. O vetor é indexado pelo nome do atributo e pode armazenar valores int, float, string, char ou bool. Por questões de otimização de armazenamento, os valores não consultados do BD ou não definidos pelo usuário não são armazenados no vetor, ou seja, para uma instância vazia, o vetor também deve estar vazio.</text:p>
            </text:list-item>
            <text:list-item>
              <text:p text:style-name="P16"><text:span text:style-name="T1">$objetos</text:span>: vetor que armazena os dados dos objetos relacionados (referentes à relacionamentos 1:1). O vetor é indexado pelos nomes dos objetos relacionados (que são guardados nas características dos relacionamentos 1:1) e armazena objetos da classe entidade correspondente. Por questões de otimização de armazenamento, os objetos só são incluídos no vetor quando a chave do relacionamento correspondente é consultada ou o objeto é solicitado.</text:p>
            </text:list-item>
            <text:list-item>
              <text:p text:style-name="P16"><text:span text:style-name="T1">$vetores</text:span>: vetor que armazena os vetores referentes à relacionamentos 1:N. O vetor é indexado pelos nomes dos vetores relacionados (que são guardados nas características dos relacionamentos 1:N) e armazena vetores indexados pelo campo especificado nas características dos relacionamentos 1:N que apontam para objetos da classe relacionada.</text:p>
            </text:list-item>
            <text:list-item>
              <text:p text:style-name="P16"><text:span text:style-name="T1">$flag_mudanca</text:span>: este vetor de booleanos guarda informações sobre quais atributos simples foram modificados. Por questões de otimização de armazenamento, é indexado pela posição do atributo no vetor “instancia-&gt;valores”.</text:p>
            </text:list-item>
            <text:list-item>
              <text:p text:style-name="P16"><text:span text:style-name="T1">$flag_unicidade</text:span>: booleano que indica se deve ser feita a validação de unicidade nos atributos. Ao se atribuir um novo valor a um atributo único, automaticamente é checado se o valor já existe no BD. Porém, quando o atributo está sendo consultado do BD e é feita esta atribuição, não é necessário fazer a checagem de unicidade, já que o dado está vindo de um BD íntegro quanto à unicidade.</text:p>
            </text:list-item>
            <text:list-item>
              <text:p text:style-name="P16"><text:span text:style-name="T1">$flag_bd</text:span>: assim como o atributo “instancia-&gt;flag_unicidade”, este atributo é utilizado internamente pela classe objeto para indicar que um dado está vindo do BD ou não (está sendo atribuído pelo próprio programador alto nível). Ele é útil para não <text:soft-page-break/>realizar validação de dados vindos do BD.</text:p>
            </text:list-item>
          </text:list>
        </text:list-item>
      </text:list>
      <text:list xml:id="list2104882236" text:continue-list="list2115525578" text:style-name="L3">
        <text:list-item>
          <text:p text:style-name="P14"><text:span text:style-name="T1">protected $erros</text:span>: vetor que armazena os erros ocorridos internamente na entidade, e que serão apresentados aos usuários finais. Os erros de utilização da classe objeto (erros de programação) são armazenados em log através da chamada à função trigger_error e não são mostradas aos usuários finais do sistema por questões de segurança. Cada “entidade PHP” possui seu próprio conjunto de erros internos para facilitar a depuração.</text:p>
        </text:list-item>
        <text:list-item>
          <text:p text:style-name="P14"><text:span text:style-name="T1">protected $avisos</text:span>: vetor que armazena os avisos ocorridos internamente na entidade, e que serão apresentados aos usuários finais. Cada “entidade PHP” possui seu próprio conjunto de avisos internos.</text:p>
        </text:list-item>
        <text:list-item>
          <text:p text:style-name="P14"><text:span text:style-name="T1">protected $auxiliares</text:span>: vetor que armazena os atributos auxiliares, ou seja, atributos que não são armazenados no BD e são criados dinamicamente para auxiliar operações. O vetor é indexado pelo nome do atributo auxiliar e armazena qualquer tipo de dado.</text:p>
        </text:list-item>
        <text:list-item>
          <text:p text:style-name="P14"><text:span text:style-name="T1">protected $id_form</text:span>: <text:span text:style-name="T2">string</text:span> que guarda o ID do formulário corrente. É utilizado pelas classes derivadas da classe objeto_formulario para que, em uma lógica de validação extendida (por exemplo, “pre_salvar” ou “pos_salvar”), o formulário em questão seja identificado.</text:p>
        </text:list-item>
        <text:list-item>
          <text:p text:style-name="P14"><text:span text:style-name="T1">static protected $dao</text:span>: objeto da classe objeto_dao que realiza as operações no BD.</text:p>
        </text:list-item>
        <text:list-item>
          <text:p text:style-name="P14"><text:span text:style-name="T1">static protected $em_transacao</text:span>: booleano que indica se alguma entidade abriu um bloco transacional e, neste caso, todas as operações realizadas no BD aguardam um COMMIT para confirmação da transação.</text:p>
        </text:list-item>
      </text:list>
      <text:p text:style-name="Text_20_body"><draw:frame draw:style-name="fr1" draw:name="Quadro1" text:anchor-type="paragraph" svg:width="16.999cm" style:rel-width="100%" draw:z-index="0"><draw:text-box fo:min-height="11cm"><draw:g text:anchor-type="frame" draw:z-index="1" draw:style-name="gr1"><draw:custom-shape draw:style-name="gr2" draw:text-style-name="P44" svg:width="15.5cm" svg:height="11cm" svg:x="0.748cm" svg:y="0cm"><text:p/><draw:enhanced-geometry svg:viewBox="0 0 21600 21600" draw:type="rectangle" draw:enhanced-path="M 0 0 L 21600 0 21600 21600 0 21600 0 0 Z N"/></draw:custom-shape><draw:custom-shape draw:style-name="gr3" draw:text-style-name="P46" svg:width="14.502cm" svg:height="5.001cm" svg:x="1.247cm" svg:y="0.499cm"><text:p text:style-name="P45"><text:span text:style-name="T9">Área Static</text:span></text:p><draw:enhanced-geometry svg:viewBox="0 0 21600 21600" draw:type="rectangle" draw:enhanced-path="M 0 0 L 21600 0 21600 21600 0 21600 0 0 Z N"/></draw:custom-shape><draw:custom-shape draw:style-name="gr4" draw:text-style-name="P46" svg:width="6.501cm" svg:height="3.502cm" svg:x="1.748cm" svg:y="1.499cm"><text:p text:style-name="P45"><text:span text:style-name="T9">Definições de Classes Entidade</text:span><text:span text:style-name="T9"><text:line-break/></text:span><text:span text:style-name="T10">objeto::$definicoes</text:span></text:p><draw:enhanced-geometry svg:viewBox="0 0 21600 21600" draw:mirror-horizontal="false" draw:mirror-vertical="false" draw:type="rectangle" draw:enhanced-path="M 0 0 L 21600 0 21600 21600 0 21600 0 0 Z N"/></draw:custom-shape><draw:custom-shape draw:style-name="gr5" draw:text-style-name="P44" draw:id="id2" svg:width="1.001cm" svg:height="1.001cm" svg:x="2.247cm" svg:y="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44" draw:id="id6" svg:width="1.001cm" svg:height="1.001cm" svg:x="3.748cm" svg:y="3.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7" draw:text-style-name="P44" svg:width="1.001cm" svg:height="0.999cm" svg:x="4.974cm" svg:y="2.74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8" draw:text-style-name="P44" draw:id="id9" svg:width="1.001cm" svg:height="1.001cm" svg:x="6.749cm" svg:y="3.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4" draw:text-style-name="P46" svg:width="6.501cm" svg:height="3.502cm" svg:x="8.747cm" svg:y="1.499cm"><text:p text:style-name="P45"><text:span text:style-name="T9">Instâncias Simp</text:span><text:span text:style-name="T9"><text:line-break/></text:span><text:span text:style-name="T10">objeto::$instancias</text:span></text:p><draw:enhanced-geometry svg:viewBox="0 0 21600 21600" draw:mirror-horizontal="false" draw:mirror-vertical="false" draw:type="rectangle" draw:enhanced-path="M 0 0 L 21600 0 21600 21600 0 21600 0 0 Z N"/></draw:custom-shape><draw:custom-shape draw:style-name="gr9" draw:text-style-name="P44" draw:id="id3" svg:width="1.001cm" svg:height="1.001cm" svg:x="9.248cm" svg:y="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 draw:text-style-name="P44" draw:id="id7" svg:width="1.001cm" svg:height="1.001cm" svg:x="11.248cm" svg:y="3.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 draw:text-style-name="P44" draw:id="id10" svg:width="1.001cm" svg:height="1.001cm" svg:x="13.249cm" svg:y="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 draw:text-style-name="P46" svg:width="9.501cm" svg:height="2.502cm" svg:x="3.247cm" svg:y="7.999cm"><text:p text:style-name="P45"><text:span text:style-name="T9">Área Pública: Instâncias PHP</text:span></text:p><draw:enhanced-geometry svg:viewBox="0 0 21600 21600" draw:type="rectangle" draw:enhanced-path="M 0 0 L 21600 0 21600 21600 0 21600 0 0 Z N"/></draw:custom-shape><draw:custom-shape draw:style-name="gr13" draw:text-style-name="P46" draw:id="id1" svg:width="1.001cm" svg:height="1.001cm" svg:x="3.748cm" svg:y="8.5cm"><text:p text:style-name="P45"><text:span text:style-name="T9">$a</text:span></text:p><draw:enhanced-geometry svg:viewBox="0 0 21600 21600" draw:type="rectangle" draw:enhanced-path="M 0 0 L 21600 0 21600 21600 0 21600 0 0 Z N"/></draw:custom-shape><draw:custom-shape draw:style-name="gr14" draw:text-style-name="P46" draw:id="id5" svg:width="1.001cm" svg:height="1.001cm" svg:x="6.248cm" svg:y="8.5cm"><text:p text:style-name="P45"><text:span text:style-name="T9">$b</text:span></text:p><draw:enhanced-geometry svg:viewBox="0 0 21600 21600" draw:type="rectangle" draw:enhanced-path="M 0 0 L 21600 0 21600 21600 0 21600 0 0 Z N"/></draw:custom-shape><draw:custom-shape draw:style-name="gr13" draw:text-style-name="P46" draw:id="id4" svg:width="1.001cm" svg:height="1.001cm" svg:x="8.747cm" svg:y="8.5cm"><text:p text:style-name="P45"><text:span text:style-name="T9">$c</text:span></text:p><draw:enhanced-geometry svg:viewBox="0 0 21600 21600" draw:type="rectangle" draw:enhanced-path="M 0 0 L 21600 0 21600 21600 0 21600 0 0 Z N"/></draw:custom-shape><draw:custom-shape draw:style-name="gr15" draw:text-style-name="P46" draw:id="id8" svg:width="1.001cm" svg:height="1.001cm" svg:x="11.248cm" svg:y="8.5cm"><text:p text:style-name="P45"><text:span text:style-name="T9">$d</text:span></text:p><draw:enhanced-geometry svg:viewBox="0 0 21600 21600" draw:type="rectangle" draw:enhanced-path="M 0 0 L 21600 0 21600 21600 0 21600 0 0 Z N"/></draw:custom-shape><draw:connector draw:style-name="gr16" draw:text-style-name="P44" draw:type="line" svg:x1="4.248cm" svg:y1="8.5cm" svg:x2="4.248cm" svg:y2="8.5cm" draw:start-shape="id1" draw:start-glue-point="0" draw:end-shape="id1" svg:d="m2408 4819"><text:p/></draw:connector><draw:connector draw:style-name="gr17" draw:text-style-name="P44" draw:type="curve" svg:x1="4.247cm" svg:y1="8.501cm" svg:x2="2.746cm" svg:y2="4.001cm" draw:start-shape="id1" draw:end-shape="id2" draw:end-glue-point="8" svg:d="m2408 4819c0-1914-851-639-851-2551"><text:p/></draw:connector><draw:connector draw:style-name="gr17" draw:text-style-name="P44" draw:type="curve" svg:x1="4.248cm" svg:y1="8.501cm" svg:x2="9.748cm" svg:y2="4.001cm" draw:start-shape="id1" draw:end-shape="id3" draw:end-glue-point="7" svg:d="m2408 4819c0-1914 3118-639 3118-2551"><text:p/></draw:connector><draw:connector draw:style-name="gr18" draw:text-style-name="P44" draw:type="curve" svg:x1="9.246cm" svg:y1="8.501cm" svg:x2="2.746cm" svg:y2="4.001cm" draw:start-shape="id4" draw:start-glue-point="0" draw:end-shape="id2" draw:end-glue-point="8" svg:d="m5242 4819c0-1914-3685-639-3685-2551"><text:p/></draw:connector><draw:connector draw:style-name="gr19" draw:text-style-name="P44" draw:type="curve" svg:x1="9.246cm" svg:y1="8.501cm" svg:x2="9.747cm" svg:y2="4.001cm" draw:start-shape="id4" draw:start-glue-point="0" draw:end-shape="id3" draw:end-glue-point="7" svg:d="m5242 4819c0-1914 284-639 284-2551"><text:p/></draw:connector><draw:connector draw:style-name="gr16" draw:text-style-name="P44" draw:type="curve" svg:x1="6.747cm" svg:y1="8.501cm" svg:x2="4.248cm" svg:y2="4.5cm" draw:start-shape="id5" draw:start-glue-point="0" draw:end-shape="id6" draw:end-glue-point="8" svg:d="m3825 4819c0-1702-1417-569-1417-2268"><text:p/></draw:connector><draw:connector draw:style-name="gr16" draw:text-style-name="P44" draw:type="curve" svg:x1="6.747cm" svg:y1="8.501cm" svg:x2="11.748cm" svg:y2="4.5cm" draw:start-shape="id5" draw:start-glue-point="0" draw:end-shape="id7" draw:end-glue-point="7" svg:d="m3825 4819c0-1701 2835-567 2835-2268"><text:p/></draw:connector><draw:connector draw:style-name="gr20" draw:text-style-name="P44" draw:type="curve" svg:x1="11.748cm" svg:y1="8.501cm" svg:x2="7.248cm" svg:y2="4.5cm" draw:start-shape="id8" draw:start-glue-point="0" draw:end-shape="id9" draw:end-glue-point="8" svg:d="m6660 4819c0-1702-2551-569-2551-2268"><text:p/></draw:connector><draw:connector draw:style-name="gr20" draw:text-style-name="P44" draw:type="curve" svg:x1="11.748cm" svg:y1="8.501cm" svg:x2="13.748cm" svg:y2="4.001cm" draw:start-shape="id8" draw:start-glue-point="0" draw:end-shape="id10" draw:end-glue-point="7" svg:d="m6660 4819c0-1914 1134-639 1134-2551"><text:p/></draw:connector></draw:g><text:p text:style-name="Figura">Figura <text:sequence text:ref-name="refFigura0" text:name="Figura" text:formula="ooow:Figura+1" style:num-format="1">1</text:sequence>: Representação das Entidades do PHP e do Simp</text:p></draw:text-box></draw:frame>Conforme pode-se observar, a distribuição de dados na classe objeto é hierárquica. A divisão interna da classe objeto pode ser dada em três blocos: definições, instâncias e dados adicionais, conforme o diagrama apresentado na <text:sequence-ref text:reference-format="category-and-value" text:ref-name="refFigura0">Figura 1</text:sequence-ref>.</text:p>
      <text:p text:style-name="Text_20_body"><text:soft-page-break/>De acordo com a <text:sequence-ref text:reference-format="category-and-value" text:ref-name="refFigura0">Figura 1</text:sequence-ref>, existe uma área estática onde ficam os atributos estáticos (atributos de classe). Nesta área estão a base de definições de classes entidade (cada definição é representada por um círculo) e a base de instâncias das entidades do Simp (cada instância Simp é representada por um triângulo). Em uma área pública (<text:span text:style-name="T2">script</text:span> PHP alto nível) são instanciados os objetos (instâncias PHP), representados pelos quadrados. Cada instância PHP possui duas setas: uma aponta para uma definição e outra para uma instância. Estas setas representam os atributos referência $definicao e $instancia respectivamente. Observe que podem existir definições sem instâncias PHP associadas, o que significa que uma instância foi criada e já foi desalocada, restando apenas a definição da classe. Observe, ainda, que duas instâncias PHP podem referenciar uma mesma instância Simp, ou seja, a mudança em uma implica na mudança da outra, conforme citado anteriormente. Esta disposição de dados é uma forma de economizar espaço pois dados que seriam repetidos são armazenados em um único local. Os dados adicionais são guardados nas próprias instâncias PHP, pois representam dados específicos do objeto, e não da instância referenciada.</text:p>
      <text:h text:style-name="Heading_20_2" text:outline-level="2">Principais Métodos</text:h>
      <text:p text:style-name="Text_20_body">Ao longo desta sessão, serão apresentados os principais métodos da classe objeto. Os métodos privados e alguns métodos protegidos foram omitidos por questões de objetividade do documento.</text:p>
      <text:h text:style-name="Heading_20_3" text:outline-level="3"><text:reference-mark-start text:name="Construtor/Destrutor"/>Construtor/Destrutor<text:reference-mark-end text:name="Construtor/Destrutor"/></text:h>
      <text:p text:style-name="Text_20_body">O construtor da classe objeto é padrão para todas as entidades. Isso permite que a própria classe objeto consiga criar objetos de qualquer entidade a qualquer momento. Existem duas formas básicas de se utilizar o construtor: (1) para criar uma instância vazia de uma entidade e (2) para criar uma instância de algum registro existente na base de dados. No primeiro caso, basta chamar o construtor sem passar parâmetros e, no segundo caso, basta informar: (1) o nome do atributo usado para consultar o registro (normalmente um atributo único); (2) o valor que o atributo do registro deve ter; e (3), opcionalmente, um vetor informando quais atributos deseja-se consultar diretamente. Consultar diretamente os atributos que serão utilizados é uma forma de agilizar o código, evitando várias consultas muito específicas sob demanda. Ao construir um objeto sem passar o terceiro parâmetro, o único atributo consultado é a chave primária única. Conforme o método __get (ou correspondente) são invocados, solicitando o valor de um atributo simples, caso o atributo ainda não tenha sido consultado, ele é consultado sob demanda. Consultas sob demanda devem ser evitadas para tornar o código mais rápido.</text:p>
      <text:p text:style-name="Text_20_body">O destrutor, apesar de desalocar a instância do Simp, não destrói a definição da classe correspondente, pois (1) podem existir outras instâncias que dependem da definição ou (2) podem existir potenciais instâncias que dependerão da definição.</text:p>
      <text:p text:style-name="Text_20_body">Ao instanciar um objeto de uma classe, é checado se já existe a definição da classe no vetor de definições. Caso ainda não exista, ele é criado, senão, apenas referenciado. O mesmo ocorre para controlar as instâncias: quando um objeto é consultado e percebe-se que uma instância com a mesma chave já existe, ambos passam a referenciar a mesma posição de memória. Essa regra não vale para classes <text:span text:style-name="T2">singleton</text:span>, pois chamando o construtor, mesmo que sem parâmetros, o único registro permitido é consultado automaticamente (caso exista).</text:p>
      <text:p text:style-name="Text_20_body">Um método útil e semelhante ao construtor é o método estático “get_objeto”, onde uma classe é informada e um objeto vazio é retornado.</text:p>
      <text:h text:style-name="Heading_20_3" text:outline-level="3">Definição e Manipulação de Atributos</text:h>
      <text:p text:style-name="Text_20_body">A classe objeto define cinco tipos de atributos, cada qual com um conjunto de métodos para <text:soft-page-break/>definir (registrar) o atributo na classe, atribuir um valor e consultar o valor atual.</text:p>
      <text:list xml:id="list1729327728" text:style-name="L6">
        <text:list-item>
          <text:p text:style-name="P18">Atributos Simples:</text:p>
          <text:list>
            <text:list-item>
              <text:p text:style-name="P17"><text:span text:style-name="T1">adicionar_atributo</text:span>: registra um atributo simples na classe.</text:p>
            </text:list-item>
            <text:list-item>
              <text:p text:style-name="P17"><text:span text:style-name="T1">get_atributo</text:span>: obtém o valor do atributo simples.</text:p>
            </text:list-item>
            <text:list-item>
              <text:p text:style-name="P17"><text:span text:style-name="T1">set_atributo</text:span>: define um novo valor para o atributo simples.</text:p>
            </text:list-item>
          </text:list>
        </text:list-item>
        <text:list-item>
          <text:p text:style-name="P18">Atributos do tipo Data:</text:p>
          <text:list>
            <text:list-item>
              <text:p text:style-name="P17"><text:span text:style-name="T1">get_atributo_data</text:span>: obtém as componentes da data.</text:p>
            </text:list-item>
            <text:list-item>
              <text:p text:style-name="P17"><text:span text:style-name="T1">set_dia</text:span>: altera a componente do dia.</text:p>
            </text:list-item>
            <text:list-item>
              <text:p text:style-name="P17"><text:span text:style-name="T1">set_mes</text:span>: altera a componente do mês.</text:p>
            </text:list-item>
            <text:list-item>
              <text:p text:style-name="P17"><text:span text:style-name="T1">set_ano</text:span>: altera a componente do ano.</text:p>
            </text:list-item>
            <text:list-item>
              <text:p text:style-name="P17"><text:span text:style-name="T1">set_hora</text:span>: altera a componente da hora.</text:p>
            </text:list-item>
            <text:list-item>
              <text:p text:style-name="P17"><text:span text:style-name="T1">set_minuto</text:span>: altera a componente do minuto.</text:p>
            </text:list-item>
            <text:list-item>
              <text:p text:style-name="P17"><text:span text:style-name="T1">set_segundo</text:span>: altera a componente do segundo.</text:p>
            </text:list-item>
          </text:list>
        </text:list-item>
        <text:list-item>
          <text:p text:style-name="P18">Atributos Implícitos<text:span text:style-name="T6"><text:note text:id="ftn5" text:note-class="footnote"><text:note-citation>5</text:note-citation><text:note-body><text:p text:style-name="Footnote">Não é permitido definir um novo valor aos atributos implícitos pois representam elementos de somente leitura.</text:p></text:note-body></text:note></text:span>:</text:p>
          <text:list>
            <text:list-item>
              <text:p text:style-name="P17"><text:span text:style-name="T1">adicionar_atributo_implicito</text:span>: registra um atributo implícito na classe.</text:p>
            </text:list-item>
            <text:list-item>
              <text:p text:style-name="P17"><text:span text:style-name="T1">get_atributo_implicito</text:span>: obtém o valor do atributo implícito.</text:p>
            </text:list-item>
          </text:list>
        </text:list-item>
        <text:list-item>
          <text:p text:style-name="P18">Relacionamentos 1:1 (um para um):</text:p>
          <text:list>
            <text:list-item>
              <text:p text:style-name="P17"><text:span text:style-name="T1">adicionar_rel_uu</text:span>: registra um relacionamento 1:1 na classe.</text:p>
            </text:list-item>
            <text:list-item>
              <text:p text:style-name="P17"><text:span text:style-name="T1">get_objeto_rel_uu</text:span>: obtém um objeto de um relacionamento 1:1.</text:p>
            </text:list-item>
            <text:list-item>
              <text:p text:style-name="P17"><text:span text:style-name="T1">set_chave_rel_uu</text:span>: define um novo valor para a chave do relacionamento (atualizando, automaticamente, o objeto relacionado).</text:p>
            </text:list-item>
          </text:list>
        </text:list-item>
        <text:list-item>
          <text:p text:style-name="P18">Relacionamentos 1:N (um para muitos)<text:span text:style-name="T6"><text:note text:id="ftn6" text:note-class="footnote"><text:note-citation>6</text:note-citation><text:note-body><text:p text:style-name="Footnote">Não é permitido definir um novo valor aos vetores de relacionamentos 1:N, exceto usando os métodos próprios para o propósito (inserir_elemento_rel_un e remover_elemento_rel_un).</text:p></text:note-body></text:note></text:span>:</text:p>
          <text:list>
            <text:list-item>
              <text:p text:style-name="P17"><text:span text:style-name="T1">adicionar_rel_un</text:span>: registra um relacionamento 1:N na classe.</text:p>
            </text:list-item>
            <text:list-item>
              <text:p text:style-name="P17"><text:span text:style-name="T1">get_vetor_rel_un</text:span>: obtem um vetor de relacionamento 1:N.</text:p>
            </text:list-item>
          </text:list>
        </text:list-item>
        <text:list-item>
          <text:p text:style-name="P18">Atributos Auxiliares<text:span text:style-name="T6"><text:note text:id="ftn7" text:note-class="footnote"><text:note-citation>7</text:note-citation><text:note-body><text:p text:style-name="Footnote">Atributos auxiliares não precisam ser registrados pois são criados dinamicamente.</text:p></text:note-body></text:note></text:span>:</text:p>
          <text:list>
            <text:list-item>
              <text:p text:style-name="P17"><text:span text:style-name="T1">get_auxiliar</text:span>: obtém o valor do atributo auxiliar.</text:p>
            </text:list-item>
            <text:list-item>
              <text:p text:style-name="P17"><text:span text:style-name="T1">set_auxiliar</text:span>: define um novo valor para o atributo auxiliar.</text:p>
            </text:list-item>
          </text:list>
        </text:list-item>
      </text:list>
      <text:p text:style-name="Text_20_body">Embora existam diferentes métodos para se definir ou consultar valores dos diferentes tipos de atributos, os métodos mágicos __get e __set realizam a checagem automática. Ao tentar acessar um atributo de uma entidade, cada tipo de atributo é checado para que, existindo, seja retornado. O teste é feito na seguinte ordem:</text:p>
      <text:list xml:id="list1118817098" text:style-name="L7">
        <text:list-item>
          <text:p text:style-name="P19"><text:soft-page-break/>Atributos Simples</text:p>
        </text:list-item>
        <text:list-item>
          <text:p text:style-name="P19">Atributos Implícitos</text:p>
        </text:list-item>
        <text:list-item>
          <text:p text:style-name="P19">Objeto de relacionamento 1:1</text:p>
        </text:list-item>
        <text:list-item>
          <text:p text:style-name="P19">Vetor de relacionamento 1:N</text:p>
        </text:list-item>
        <text:list-item>
          <text:p text:style-name="P19">Atributo auxiliar</text:p>
        </text:list-item>
      </text:list>
      <text:p text:style-name="Text_20_body">Isso significa que é possível, por exemplo, criar um atributo auxiliar com o mesmo nome de um atributo simples, porém, ele só poderá ser consultado através do método específico de atributos auxiliares (get_auxiliar).</text:p>
      <text:p text:style-name="Código_20_Fonte">$usuario = new usuario();<text:line-break/><text:line-break/>// Formas alternativas de definir o valor do atributo simples “nome”<text:line-break/>$usuario-&gt;nome = 'Rubens';<text:line-break/>$usuario-&gt;__set('nome', 'Rubens');<text:line-break/>$usuario-&gt;set_atributo('nome', 'Rubens');<text:line-break/><text:line-break/>// Formas alternativas de consultar o valor do atributo simples “nome”<text:line-break/>echo $usuario-&gt;nome;<text:line-break/>echo $usuario-&gt;__get('nome');<text:line-break/>echo $usuario-&gt;get_atributo('nome');<text:line-break/><text:line-break/>// Criando dois atributos auxiliares<text:line-break/>$usuario-&gt;set_auxiliar('teste', 'abc');<text:line-break/>$usuario-&gt;set_auxiliar('nome', 'def');<text:line-break/><text:line-break/>// No caso do atributo “teste” também poderia ser<text:line-break/>// $usuario-&gt;teste = 'abc';<text:line-break/><text:line-break/>// Testando os valores<text:line-break/>echo $usuario-&gt;teste; <text:s text:c="16"/>// “abc” (atributo auxiliar)<text:line-break/>echo $usuario-&gt;nome; <text:s text:c="17"/>// “Rubens” (atributo simples)<text:line-break/><text:line-break/>echo $usuario-&gt;__get('teste'); <text:s text:c="7"/>// “abc” (atributo auxiliar)<text:line-break/>echo $usuario-&gt;__get('nome'); <text:s text:c="8"/>// “Rubens” (atributo simples)<text:line-break/><text:line-break/>echo $usuario-&gt;get_auxiliar('teste'); // “abc” (atributo auxiliar)<text:line-break/>echo $usuario-&gt;get_auxiliar('nome'); <text:s/>// “def” (atributo auxiliar)</text:p>
      <text:p text:style-name="Text_20_body">Supondo que a classe “usuario” possua o atributo simples “nome”, mas não possua nenhum atributo, objeto ou vetor chamado “teste”, observe, no exemplo, que existem diferentes formas de se realizar uma mesma operação (definir ou consultar o valor do atributo). Observe, ainda, que para utilizar um atributo auxiliar com mesmo nome que algum atributo simples, é preciso utilizar o método “get_auxiliar”, pois caso contrário o atributo simples é encontrado primeiro e retornado. Porém, não é muito legível criar atributos auxiliares com o mesmo nome de outro atributo (simples, objeto ou vetor).</text:p>
      <text:h text:style-name="Heading_20_3" text:outline-level="3">Consultas</text:h>
      <text:p text:style-name="Text_20_body">Assim como foi comentado na sessão <text:reference-ref text:reference-format="chapter" text:ref-name="Construtor/Destrutor">4.2.1</text:reference-ref>, a classe objeto permite que um objeto seja criado vazio ou com uma consulta simples (baseada em uma chave e valor). Porém, pode ser necessário consultar um determinado registro através de uma consulta mais elaborada. Para tanto, <text:soft-page-break/>existem os diferentes métodos de consulta, detalhados a seguir:</text:p>
      <text:list xml:id="list301303766" text:style-name="L8">
        <text:list-item>
          <text:p text:style-name="P20"><text:span text:style-name="T1">consultar:</text:span> realiza uma consulta simples, baseada em chave e valor, e preenche o objeto corrente com os dados consultados. O método retorna um valor booleano indicando se a consulta foi realizada e foi encontrado um registro ou não.</text:p>
        </text:list-item>
        <text:list-item>
          <text:p text:style-name="P20"><text:span text:style-name="T1">consultar_condicoes</text:span>: realiza uma consulta mais elaborada, baseada em uma condição montada com os métodos da classe condicao_sql, e preenche o objeto corrente com os dados consultados. O método também retorna um booleano.</text:p>
        </text:list-item>
        <text:list-item>
          <text:p text:style-name="P20"><text:span text:style-name="T1">consultar_campos</text:span>: realiza uma consulta aos atributos especificados em um objeto já consultado do BD. O método também retorna um booleano.</text:p>
        </text:list-item>
        <text:list-item>
          <text:p text:style-name="P20"><text:span text:style-name="T1">consultar_vetor_rel_un</text:span>: consulta os registros de um vetor de relacionamento 1:N, uma vez que os dados deste vetor ficam em entidade diferente da que o objeto faz parte. Retorna um booleano indicando se os dados foram consultados com sucesso ou não.</text:p>
        </text:list-item>
        <text:list-item>
          <text:p text:style-name="P20"><text:span text:style-name="T1">consultar_varios</text:span>: consulta vários registros do BD retornando um vetor de objetos encontrados ou false em caso de falhas. Caso não sejam encontrados nenhum resultado, é retornado um vetor vazio.</text:p>
        </text:list-item>
        <text:list-item>
          <text:p text:style-name="P20"><text:span text:style-name="T1">consultar_maior</text:span>: consulta um registro baseando-se no maior valor de determinado atributo e sob determinadas condições, e preenche o objeto corrente com os dados consultados.</text:p>
        </text:list-item>
        <text:list-item>
          <text:p text:style-name="P20"><text:span text:style-name="T1">quantidade_registros</text:span>: consulta e retorna a quantidade de registros encontrados sob determinada condição.</text:p>
        </text:list-item>
      </text:list>
      <text:p text:style-name="Text_20_body">Uma observação importante é estar atento ao valor retornado pelos métodos. Observe que a maioria deles não retorna um objeto, mas um booleano. Os dados consultados normalmente são usados para preencher o próprio objeto corrente. Além disso, o vetor de erros internos pode ser preenchido com o erro ocorrido.</text:p>
      <text:p text:style-name="Text_20_body">Outro detalhe que deve ser observado é o modo de persistência. Conforme apresentado anteriormente, ao se consultar um registro no BD e armazená-lo em uma instância Simp, todas instâncias PHP que apontam para a instância Simp podem manipulá-la. Isso significa que se um registro foi consultado e alterado, mas depois foi solicitada a consulta de todos os registros da entidade em questão, a instância será sobrescrita. Atualmente, existem dois modos de persistência:</text:p>
      <text:list xml:id="list382017775" text:style-name="L9">
        <text:list-item>
          <text:p text:style-name="P21">OBJETO_MODO_CONGELAR: faz com que as instâncias não sejam sobrescritas ao se realizar uma nova consulta, exceto para os atributos que não haviam sido consultados.</text:p>
        </text:list-item>
        <text:list-item>
          <text:p text:style-name="P21">OBJETO_MODO_SOBRESCREVER: faz com que as instâncias sejam sobrescritas a cada consulta ao BD. Este é o modo padrão.</text:p>
        </text:list-item>
      </text:list>
      <text:h text:style-name="Heading_20_3" text:outline-level="3">Vetores Associativos</text:h>
      <text:p text:style-name="Text_20_body">Existem consultas específicas para geração de vetores associativos. Este tipo de estrutura é útil para montar campos SELECT em formulários. Os métodos para criação de vetores associativos são:</text:p>
      <text:list xml:id="list1559455429" text:style-name="L10">
        <text:list-item>
          <text:p text:style-name="P22"><text:span text:style-name="T1">vetor_associativo</text:span>: cria um vetor associativo unidimensional baseado em uma condição. É a forma mais simples de consulta.</text:p>
        </text:list-item>
        <text:list-item>
          <text:p text:style-name="P22"><text:span text:style-name="T1">vetor_associativo_hierarquico</text:span>: cria um vetor associativo multidimensional baseado em uma relação 1:1. Por exemplo, se existe a entidade “professor” que possui um <text:soft-page-break/>relacionamento 1:1 com a entidade “departamento”, é possível, com este método, criar um vetor multidimensional tal que no primeiro nível são armazenados os nomes dos departamentos e no segundo nível são armazenados os códigos e nomes dos professores associados ao departamento.</text:p>
        </text:list-item>
        <text:list-item>
          <text:p text:style-name="P22"><text:span text:style-name="T1">vetor_associativo_enum</text:span>: semelhante ao método vetor_associativo_hierarquico, porém o agrupamento é feito através de um campo ENUM. Um campo ENUM é um atributo simples que só pode receber um conjunto de valores específico. Este tipo de campo é montado ao se criar um método chamado “get_vetor_{nome do atributo}”, que retorna um vetor indexado pelos possíveis valores e que armazena os nomes destes valores. Segundo a mesma lógica que o exemplo anterior, poderia existir a entidade “professor”, onde um dos campos é o “codigo_departamento”, embora não exista a entidade “departamento”. Neste caso, poderia ser criado um método “get_vetor_codigo_departamento” que retorna um vetor com os códigos e nomes dos departamentos (fixos). Utilizando-se este método, poderia-se obter o vetor multidimensional de professores agrupados por departamento.</text:p>
        </text:list-item>
        <text:list-item>
          <text:p text:style-name="P22"><text:span text:style-name="T1">vetor_associativo_condicoes</text:span>: semelhante ao método vetor_associativo_hierarquico, porém dá maior flexibilidade para especificar quais os nomes dos grupos e qual a condição para determinado registro pertencer ao grupo. É, portanto, o método mais baixo nível e flexível.</text:p>
        </text:list-item>
      </text:list>
      <text:h text:style-name="Heading_20_3" text:outline-level="3">Métodos de Uso Geral</text:h>
      <text:p text:style-name="Text_20_body">Alguns métodos de uso geral são:</text:p>
      <text:list xml:id="list1100343991" text:style-name="L11">
        <text:list-item>
          <text:p text:style-name="P23"><text:span text:style-name="T1">iniciar</text:span>: método estático responsável por inicializar os atributos estáticos da classe objeto. Deve ser chamada uma única vez durante a execução (operação realizada pelo arquivo “var.php”).</text:p>
        </text:list-item>
        <text:list-item>
          <text:p text:style-name="P23"><text:span text:style-name="T1">existe</text:span>: método que retorna se o objeto corrente existe ou não no BD, ou seja, se ele possui ou não uma chave primária válida (existente no BD).</text:p>
        </text:list-item>
        <text:list-item>
          <text:p text:style-name="P23"><text:span text:style-name="T1">get_avisos</text:span>: método que retorna um vetor com os avisos internos.</text:p>
        </text:list-item>
        <text:list-item>
          <text:p text:style-name="P23"><text:span text:style-name="T1">get_erros</text:span>: método que retorna um vetor com os erros internos.</text:p>
        </text:list-item>
        <text:list-item>
          <text:p text:style-name="P23"><text:span text:style-name="T1">get_flag_consulta</text:span>: método que verifica se um determinado atributo está disponível ou não, ou seja, se ele já foi consultado do BD ou recebeu algum valor ou não.</text:p>
        </text:list-item>
        <text:list-item>
          <text:p text:style-name="P23"><text:span text:style-name="T1">get_flag_mudanca</text:span>: método que verifica se um determinado atributo foi modificado ou não. Se o atributo foi consultado do BD com um valor, recebe outro valor ao longo da execução, depois recebe o valor original (consultado do BD), a <text:span text:style-name="T2">flag</text:span> retornada é true, pois ocorreram mudanças desde a consulta.</text:p>
        </text:list-item>
        <text:list-item>
          <text:p text:style-name="P23"><text:reference-mark-start text:name="get_nome"/><text:span text:style-name="T1">get_nome</text:span><text:reference-mark-end text:name="get_nome"/>: método que retorna o nome da entidade de alguma forma. Para tanto, utiliza o método get_campo_nome para determinar qual atributo é ideal para apresentar a entidade, por exemplo, em uma lista.</text:p>
        </text:list-item>
        <text:list-item>
          <text:p text:style-name="P23"><text:span text:style-name="T1">get_objeto</text:span>: método estático que retorna um novo objeto de determinada classe entidade.</text:p>
        </text:list-item>
        <text:list-item>
          <text:p text:style-name="P23"><text:span text:style-name="T1">get_pai</text:span>: método que retorna o objeto pai de determinado objeto. Por exemplo, se a entidade “professor” possui um relacionamento 1:1 com a entidade “usuario”, tendo-se em mãos um usuário, é possível utilizar este método para consultar o professor correspondente <text:soft-page-break/>ao usuário. Para tanto, é necessário que o relacionamento seja único, ou seja, um usuário só pode ser um único professor.</text:p>
        </text:list-item>
        <text:list-item>
          <text:p text:style-name="P23"><text:span text:style-name="T1">get_valor_chave</text:span>: retorna o valor da chave primária do objeto corrente;</text:p>
        </text:list-item>
        <text:list-item>
          <text:p text:style-name="P23"><text:span text:style-name="T1">possui_auxiliar</text:span>: checa se existe um atributo auxiliar com o nome informado;</text:p>
        </text:list-item>
        <text:list-item>
          <text:p text:style-name="P23"><text:span text:style-name="T1">possui_avisos</text:span>: checa se existe alguma mensagem de aviso interno.</text:p>
        </text:list-item>
        <text:list-item>
          <text:p text:style-name="P23"><text:span text:style-name="T1">possui_erros</text:span>: checa se existe alguma mensagem de erro interno.</text:p>
        </text:list-item>
        <text:list-item>
          <text:p text:style-name="P23"><text:span text:style-name="T1">set_id_form</text:span>: define o ID do formulário corrente. Deve ser usado nas lógicas de formulários que utilizam pre_salvar ou pos_salvar.</text:p>
        </text:list-item>
        <text:list-item>
          <text:p text:style-name="P23"><text:span text:style-name="T1">set_nome_entidade</text:span>: define características do nome da entidade para exibição.</text:p>
        </text:list-item>
        <text:list-item>
          <text:p text:style-name="P23"><text:span text:style-name="T1">set_valores</text:span>: define um pacote de valores a serem atribuídos a diferentes atributos do objeto.</text:p>
        </text:list-item>
        <text:list-item>
          <text:p text:style-name="P23"><text:span text:style-name="T1">validar_atributos</text:span>: checa se um pacote de dados passa pela validação dos atributos e validação final ou checa os dados do próprio objeto corrente.</text:p>
        </text:list-item>
        <text:list-item>
          <text:p text:style-name="P23"><text:span text:style-name="T1">validar_atributo</text:span>: checa se um valor é valido para determinado atributo.</text:p>
        </text:list-item>
      </text:list>
      <text:h text:style-name="Heading_20_3" text:outline-level="3">Impressão</text:h>
      <text:p text:style-name="Text_20_body">Alguns métodos da classe objeto são úteis para exibição de dados. São eles:</text:p>
      <text:list xml:id="list1482338603" text:style-name="L12">
        <text:list-item>
          <text:p text:style-name="P24"><text:span text:style-name="T1">imprimir_atributo</text:span>: imprime um atributo simples, implícito, relacionamento 1:1 ou relacionamento 1:N.</text:p>
        </text:list-item>
        <text:list-item>
          <text:p text:style-name="P24"><text:span text:style-name="T1">imprimir_avisos</text:span>: imprime um quadro com os avisos internos da entidade.</text:p>
        </text:list-item>
        <text:list-item>
          <text:p text:style-name="P24"><text:span text:style-name="T1">imprimir_erros</text:span>: imprime um quadro com os erros internos na entidade.</text:p>
        </text:list-item>
        <text:list-item>
          <text:p text:style-name="P24"><text:span text:style-name="T1">imprimir_dados</text:span>: imprime um quadro com os atributos pedidos.</text:p>
        </text:list-item>
        <text:list-item>
          <text:p text:style-name="P24"><text:span text:style-name="T1">imprimir_lista</text:span>: imprime uma lista de entidades com paginação de dados.</text:p>
        </text:list-item>
        <text:list-item>
          <text:p text:style-name="P24"><text:span text:style-name="T1">imprimir_objeto_rel_uu:</text:span><text:span text:style-name="T6"> imprime um objeto de relacionamento 1:1.</text:span></text:p>
        </text:list-item>
        <text:list-item>
          <text:p text:style-name="P24"><text:span text:style-name="T1">imprimir_vetor_rel_un</text:span>: imprime um vetor de relacionamento 1:N.</text:p>
        </text:list-item>
      </text:list>
      <text:h text:style-name="Heading_20_3" text:outline-level="3">Métodos de Limpeza</text:h>
      <text:p text:style-name="Text_20_body">Alguns métodos da classe objeto são úteis para limpeza de valores internos. São eles:</text:p>
      <text:list xml:id="list1357862841" text:style-name="L13">
        <text:list-item>
          <text:p text:style-name="P25"><text:span text:style-name="T1">limpar_objeto</text:span>: limpa o objeto inteiro, fazendo como se ele acabasse de ser criado com um construtor vazio. Este método só não limpa a definição da classe corrente. Caso existam duas instâncias PHP referenciando uma mesma instância Simp, ao limpar um objeto, o outro continua intacto. Este método, portanto, pode ser compreendido como uma “desreferência”.</text:p>
        </text:list-item>
        <text:list-item>
          <text:p text:style-name="P25"><text:span text:style-name="T1">limpar_auxiliares</text:span>: limpa todos os atributos auxiliares do objeto corrente.</text:p>
        </text:list-item>
        <text:list-item>
          <text:p text:style-name="P25"><text:span text:style-name="T1">limpar_erros</text:span>: limpa todos os erros internos do objeto corrente.</text:p>
        </text:list-item>
        <text:list-item>
          <text:p text:style-name="P25"><text:span text:style-name="T1">limpar_avisos</text:span>: limpa todos os avisos internos do objeto corrente.</text:p>
        </text:list-item>
        <text:list-item>
          <text:p text:style-name="P25"><text:span text:style-name="T1">limpar_cache</text:span>: limpa uma instância específica ou todas instâncias de determinada <text:soft-page-break/>classe que foram armazenadas em cache de sessão com o método set_cache.</text:p>
        </text:list-item>
        <text:list-item>
          <text:p text:style-name="P25"><text:span text:style-name="T1">limpar_definicoes_classes</text:span>: confirme citado anteriormente, as definições das classes são armazenadas em uma área estática e podem existir definições órfãs, ou seja, definições de classes que não possuem mais instâncias relacionadas. Neste caso, a chamada deste método limpa todas as definições de classes não utilizadas para economia de espaço.</text:p>
        </text:list-item>
      </text:list>
      <text:h text:style-name="Heading_20_3" text:outline-level="3">Operações de Persistência</text:h>
      <text:p text:style-name="Text_20_body">Algumas operações estão relacionadas à persistência dos dados da memória com os dados do BD. Ao carregar os dados do BD para a memória, o objeto possui um status persistente. Alterando-se o valor de um atributo, o objeto passa a estar desatualizado em relação ao BD e permanece neste estado enquanto não é salvo. Os seguintes métodos estão relacionados à persistência dos dados:</text:p>
      <text:list xml:id="list1689982618" text:style-name="L14">
        <text:list-item>
          <text:p text:style-name="P26"><text:span text:style-name="T1">salvar</text:span>: salva os dados modificados no BD. Caso a instância não exista no BD, um novo registro é inserido. Caso contrário, o registro é atualizado com os novos valores. Por questões de otimização, apenas os dados modificados são modificados e, caso nenhum dado tenha sido alterado, o método simplesmente retorna true.</text:p>
        </text:list-item>
        <text:list-item>
          <text:p text:style-name="P26"><text:span text:style-name="T1">excluir</text:span>: remove uma instância existente no BD e apaga a instância.</text:p>
        </text:list-item>
        <text:list-item>
          <text:p text:style-name="P26"><text:span text:style-name="T1">salvar_completo</text:span>: realiza, em uma única transação, a operação de salvar ou excluir juntamente com os métodos especiais validacao_final, pre_salvar e pos_salvar.</text:p>
        </text:list-item>
        <text:list-item>
          <text:p text:style-name="P26"><text:span text:style-name="T1">inserir_elemento_rel_un</text:span>: insere um novo elemento em um vetor de relacionamento 1:N tanto na memória quanto no BD.</text:p>
        </text:list-item>
        <text:list-item>
          <text:p text:style-name="P26"><text:span text:style-name="T1">remover_elemento_rel_un</text:span>: remove um elemento do vetor de relacionamento 1:N tanto da memória quanto do BD.</text:p>
        </text:list-item>
        <text:list-item>
          <text:p text:style-name="P26"><text:span text:style-name="T1">possui_elemento_rel_un</text:span>: checa se existe determinado elemento no vetor de relacionamento 1:N.</text:p>
        </text:list-item>
      </text:list>
      <text:h text:style-name="Heading_20_3" text:outline-level="3">Pontos de Extensão</text:h>
      <text:p text:style-name="Text_20_body">A classe objeto oferece vários pontos de extensão. Alguns deles são obrigatórios, mas a maioria é opcional. Os pontos de extensão e sua respectiva finalidade são descritos a seguir:</text:p>
      <text:list xml:id="list1068687135" text:style-name="L15">
        <text:list-item>
          <text:p text:style-name="P27"><text:span text:style-name="T1">definir_classe</text:span><text:span text:style-name="T6">: método obrigatório nas classes filhas e que define os dados básicos da entidade. Os dados definidos neste método preencherão o vetor de definições da classe objeto.</text:span></text:p>
        </text:list-item>
        <text:list-item>
          <text:p text:style-name="P27"><text:span text:style-name="T1">definir_atributos</text:span><text:span text:style-name="T6">: método obrigatório nas classes filhas e que define quais serão os atributos da entidade. Os dados definidos neste método preencheram o vetor de atributos, que faz parte da definição da classe.</text:span></text:p>
        </text:list-item>
        <text:list-item>
          <text:p text:style-name="P27"><text:span text:style-name="T1">get_vetor_&lt;?&gt;</text:span>: ao criar um método com prefixo “get_vetor_” seguido do nome do atributo simples (por exemplo, get_vetor_modalidades), o atributo passa a ser reconhecido como um atributo ENUM. Este método retorna um vetor indexado pelos possíveis valores de preenchimento e armazena os nomes representativos dos respectivos valores. Quando um atributo ENUM é solicitado em um formulário, por exemplo, é utilizado um campo SELECT com o vetor retornado por este método. Ao apresentar o atributo em um quadro de dados, utiliza-se o nome representativo para apresentação ao usuário final.</text:p>
        </text:list-item>
        <text:list-item>
          <text:p text:style-name="P27"><text:span text:style-name="T1">dados_opcao</text:span>: este método especifica novos ícones em listas de dados. Por padrão, <text:soft-page-break/>este método prevê a ocorrência de um ícone de excluir e outro de alterar. Para incluir um ícone de “definir grupo”, por exemplo, é possível especificar neste método.</text:p>
        </text:list-item>
        <text:list-item>
          <text:p text:style-name="P27"><text:span text:style-name="T1">exibir_atributo</text:span>: este método especifica como um determinado atributo deve ser apresentado ao usuário final. É útil para armazenar dados no BD de maneira otimizada e, através do método, apresentar os dados de maneira mais amigável.</text:p>
        </text:list-item>
        <text:list-item>
          <text:p text:style-name="P27"><text:span text:style-name="T1">exibir_atributo_implicito</text:span>: de maneira análoga ao método exibir_atributo, o método exibir_atributo_implicito define uma forma de apresentação de um atributo implícito. Pode ser útil para, por exemplo, retornar um valor real pelo atributo implícito (para realizar contas), mas, usar a notação de moeda no momento de apresentação para o usuário final, ou seja, incluir um “R$” antes do valor.</text:p>
        </text:list-item>
        <text:list-item>
          <text:p text:style-name="P27"><text:span text:style-name="T1">get_campo_nome</text:span>: retorna o nome do campo que será utilizado para representar uma entidade (através do método <text:reference-ref text:reference-format="text" text:ref-name="get_nome">get_nome</text:reference-ref>).</text:p>
        </text:list-item>
        <text:list-item>
          <text:p text:style-name="P27"><text:span text:style-name="T1">pode_exibir</text:span>: especifica as regras para determinar se um usuário pode ou não visualizar os dados da entidade corrente.</text:p>
        </text:list-item>
        <text:list-item>
          <text:p text:style-name="P27"><text:span text:style-name="T1">pre_salvar</text:span>: especifica operações realizadas antes de salvar ou excluir uma entidade. Obrigatoriamente deve retornar o valor true em caso de sucesso ou false em caso de falhas e sempre preencher o vetor de erros internos ou avisos internos na ocorrência dos mesmos. Caso algum atributo receba um novo valor neste método, e não esteja no formulário solicitante, é necessário incluí-lo no vetor $salvar_campos. Este é um procedimento de segurança para evitar que campos não pedidos em formulários sejam salvos sem autorização.</text:p>
        </text:list-item>
        <text:list-item>
          <text:p text:style-name="P27"><text:span text:style-name="T1">pos_salvar</text:span>: semelhante ao método pre_salvar, porém é invocado após realizar a operação de salvar ou excluir uma entidade.</text:p>
        </text:list-item>
        <text:list-item>
          <text:p text:style-name="P27"><text:span text:style-name="T1">validacao_final</text:span>: especifica a validação final de integridade da entidade, ou seja, validações que precisam analisar dois ou mais atributos de uma vez só e que não podem ser feitos de maneira individual. Deve retornar sempre se a entidade passou ou não na validação e preencher o vetor de erros internos no caso deste tipo de ocorrência.</text:p>
        </text:list-item>
      </text:list>
      <text:h text:style-name="Heading_20_3" text:outline-level="3">Cache em Sessão</text:h>
      <text:p text:style-name="Text_20_body">Qualquer objeto pode ser salvo em sessão para minimizar o número de consultas ao BD. Um exemplo é o usuário logado no sistema que, a cada acesso a uma página diferente do sistema, deve ser consultado para checar as permissões de acesso. Para evitar muitas consultas, a instância é salva em sessão e consultada diretamente da sessão ao invés do BD.</text:p>
      <text:p text:style-name="Text_20_body">Os seguintes métodos estão relacionados à cache em sessão:</text:p>
      <text:list xml:id="list305085541" text:style-name="L16">
        <text:list-item>
          <text:p text:style-name="P28"><text:span text:style-name="T1">em_cache</text:span>: verifica se determinada instância está salva em cache.</text:p>
        </text:list-item>
        <text:list-item>
          <text:p text:style-name="P28"><text:span text:style-name="T1">get_cache</text:span>: obtém uma instância diretamente da sessão, como se estivesse chamando o construtor da classe e consultando uma entidade específica.</text:p>
        </text:list-item>
        <text:list-item>
          <text:p text:style-name="P28"><text:span text:style-name="T1">set_cache</text:span>: salva os dados de uma determinada instância ou determinada classe na sessão.</text:p>
        </text:list-item>
      </text:list>
      <text:p text:style-name="Text_20_body">A seguir é apresentado um exemplo de funcionamento do arquivamento em sessão:</text:p>
      <text:p text:style-name="Código_20_Fonte"><text:soft-page-break/>try { <text:line-break/> <text:s text:c="3"/>$usuario = objeto::get_cache('usuario', $cod_usuario); <text:line-break/>} catch (Exception $e) { <text:line-break/> <text:s text:c="3"/>$usuario = new usuario('', $cod_usuario, true); <text:line-break/> <text:s text:c="3"/>objeto::set_cache('usuario', $cod_usuario); <text:line-break/>} </text:p>
      <text:p text:style-name="Text_20_body">Ao final do treco de código, existirá um objeto chamado “$usuario” que foi consultado do BD ou da sessão. O funcionamento é simples: tenta-se obter da sessão, caso não consiga, consulta-se do BD e salva-se em cache. Isso significa que no primeiro acesso os dados serão obtidos do BD e, nos demais, serão obtidos diretamente da sessão.</text:p>
      <text:h text:style-name="Heading_20_3" text:outline-level="3">Exportação de Dados</text:h>
      <text:p text:style-name="Text_20_body">Existem dois métodos para exportação de dados de uma instância:</text:p>
      <text:list xml:id="list319413076" text:style-name="L17">
        <text:list-item>
          <text:p text:style-name="P29"><text:span text:style-name="T1">exportar_csv</text:span>: exporta os dados desejados para um registro CSV.</text:p>
        </text:list-item>
        <text:list-item>
          <text:p text:style-name="P29"><text:span text:style-name="T1">exportar_xml</text:span>: exporta os dados desejados para um bloco de dados XML.</text:p>
        </text:list-item>
      </text:list>
      <text:h text:style-name="Heading_20_3" text:outline-level="3">Transação</text:h>
      <text:p text:style-name="Text_20_body">Existem dois métodos estáticos para se controlar transações. As transações envolvem todas as operações sobre entidades, ou seja, não importa de qual entidade partiu o início de uma transação, todas as demais entidades só poderão ser salvas ou excluídas após COMMIT de qualquer entidade. Em geral, é interessante que a entidade de onde partiu o início da transação feche a mesma. Os métodos de controle de transações são:</text:p>
      <text:list xml:id="list302745171" text:style-name="L18">
        <text:list-item>
          <text:p text:style-name="P30"><text:span text:style-name="T1">inicio_transacao:</text:span> abre uma transação.</text:p>
        </text:list-item>
        <text:list-item>
          <text:p text:style-name="P30"><text:span text:style-name="T1">fim_transacao</text:span>: fecha uma transação. Caso não seja especificado parâmetros, o COMMIT ou ROLLBACK é feito de acordo com o número de consultas incorretas ocorridas ao longo da transação (ou seja, se ocorreram erros é efetuado o ROLLBACK, senão o COMMIT). Caso seja informado um parâmetro de forçar ROLLBACK, a operação é executada abortando a execução. Este processo de forçar um ROLLBACK é útil quando a transação envolve não apenas operações no BD, mas, por exemplo, o envio de um e-mail (caso ele não consiga ser enviado, todas as operações efetuadas devem ser canceladas). O exemplo do e-mail é verídico, pois em alguns casos não se pode mandar o e-mail antes de realizar as operações, mas se o e-mail não pode ser enviado, as operações devem ser canceladas.</text:p>
        </text:list-item>
      </text:list>
      <text:h text:style-name="Heading_20_3" text:outline-level="3">Reflexão</text:h>
      <text:p text:style-name="Text_20_body">A classe objeto, por armazenar as definições das classes, provêem vários métodos de reflexão a nível de entidades Simp<text:note text:id="ftn8" text:note-class="footnote"><text:note-citation>8</text:note-citation><text:note-body><text:p text:style-name="Footnote">A linguagem PHP fornece várias classes próprias para realizar reflexão de classes, arquivos ou funções.</text:p></text:note-body></text:note>. Os métodos podem ser utilizados para, por exemplo, criar uma interface flexível baseada na estrutura das classes e suas relações. Um exemplo é criar um formulário de consulta genérica, que analisa os atributos de determinada classe e permite realizar ligações com seus relacionamentos 1:1 de forma automática.</text:p>
      <text:p text:style-name="Text_20_body">Os métodos de reflexão são:</text:p>
      <text:list xml:id="list537567730" text:style-name="L19">
        <text:list-item>
          <text:p text:style-name="P31"><text:span text:style-name="T1">get_atributos</text:span>: retorna um vetor com as características dos atributos da classe corrente.</text:p>
        </text:list-item>
        <text:list-item>
          <text:p text:style-name="P31"><text:soft-page-break/><text:span text:style-name="T1">get_chave</text:span>: retorna o nome da chave primária da classe corrente.</text:p>
        </text:list-item>
        <text:list-item>
          <text:p text:style-name="P31"><text:span text:style-name="T1">get_classe</text:span>: retorna o nome da classe do objeto corrente.</text:p>
        </text:list-item>
        <text:list-item>
          <text:p text:style-name="P31"><text:span text:style-name="T1">get_dados</text:span>: retorna um objeto stdClass com os valores internos do objeto.</text:p>
        </text:list-item>
        <text:list-item>
          <text:p text:style-name="P31"><text:span text:style-name="T1">get_definicao_atributo</text:span>: retorna um objeto com as características de determinado atributo simples da classe corrente.</text:p>
        </text:list-item>
        <text:list-item>
          <text:p text:style-name="P31"><text:span text:style-name="T1">get_definicao_classe</text:span>: retorna um objeto com a definição completa da classe corrente.</text:p>
        </text:list-item>
        <text:list-item>
          <text:p text:style-name="P31"><text:span text:style-name="T1">get_definicao_implicito</text:span>: retorna um objeto com as características de um atributo implícito.</text:p>
        </text:list-item>
        <text:list-item>
          <text:p text:style-name="P31"><text:span text:style-name="T1">get_definicao_rel_uu</text:span>: retorna um objeto com as características de um relacionamento 1:1.</text:p>
        </text:list-item>
        <text:list-item>
          <text:p text:style-name="P31"><text:span text:style-name="T1">get_definicao_rel_un</text:span>: retorna um objeto com as características de um relacionamento 1:N.</text:p>
        </text:list-item>
        <text:list-item>
          <text:p text:style-name="P31"><text:span text:style-name="T1">get_definicoes_rel_uu</text:span>: retorna um vetor de objetos com as características dos relacionamentos 1:1.</text:p>
        </text:list-item>
        <text:list-item>
          <text:p text:style-name="P31"><text:span text:style-name="T1">get_definicoes_rel_un</text:span>: retorna um vetor de objetos com as características dos relacionamentos 1:N.</text:p>
        </text:list-item>
        <text:list-item>
          <text:p text:style-name="P31"><text:span text:style-name="T1">get_entidade</text:span>: retorna o nome da entidade no singular ou no plural.</text:p>
        </text:list-item>
        <text:list-item>
          <text:p text:style-name="P31"><text:span text:style-name="T1">get_entidade_rel_uu</text:span>: retorna o nome da entidade relacionada.</text:p>
        </text:list-item>
        <text:list-item>
          <text:p text:style-name="P31"><text:span text:style-name="T1">get_genero</text:span>: retorna o gênero da classe corrente.</text:p>
        </text:list-item>
        <text:list-item>
          <text:p text:style-name="P31"><text:span text:style-name="T1">get_implicitos</text:span>: retorna um vetor de objetos com as características dos atributos implícitos.</text:p>
        </text:list-item>
        <text:list-item>
          <text:p text:style-name="P31"><text:span text:style-name="T1">get_nome_chave_rel_uu</text:span>: retorna o nome da chave FK de um relacionamento 1:1 a partir do nome do objeto relacionado.</text:p>
        </text:list-item>
        <text:list-item>
          <text:p text:style-name="P31"><text:span text:style-name="T1">get_nome_objeto_rel_uu</text:span>: retorna o nome do objeto de um relacionamento 1:1 a partir do nome da chave FK.</text:p>
        </text:list-item>
        <text:list-item>
          <text:p text:style-name="P31"><text:span text:style-name="T1">get_table</text:span>: retorna o nome ou a descrição da tabela da classe corrente.</text:p>
        </text:list-item>
        <text:list-item>
          <text:p text:style-name="P31"><text:span text:style-name="T1">possui_atributo</text:span>: retorna uma <text:span text:style-name="T2">flag</text:span> indicando se o atributo simples existe ou não na classe corrente.</text:p>
        </text:list-item>
        <text:list-item>
          <text:p text:style-name="P31"><text:span text:style-name="T1">possui_atributo_implicito</text:span>: retorna uma <text:span text:style-name="T2">flag</text:span> indicando se o atributo implícito existe ou não na classe corrente.</text:p>
        </text:list-item>
        <text:list-item>
          <text:p text:style-name="P31"><text:span text:style-name="T1">possui_rel_uu</text:span>: retorna uma <text:span text:style-name="T2">flag</text:span> indicando se o relacionamento 1:1 existe na classe corrente.</text:p>
        </text:list-item>
        <text:list-item>
          <text:p text:style-name="P31"><text:span text:style-name="T1">possui_rel_un</text:span>: retorna uma <text:span text:style-name="T2">flag</text:span> indicando se o relacionamento 1:N existe na classe corrente.</text:p>
        </text:list-item>
        <text:list-item>
          <text:p text:style-name="P31"><text:span text:style-name="T1">possui_pai</text:span>: retorna uma flag indicando se existe a classe pai da classe corrente.</text:p>
        </text:list-item>
        <text:list-item>
          <text:p text:style-name="P31"><text:span text:style-name="T1">singleton</text:span>: retorna uma <text:span text:style-name="T2">flag</text:span> indicando se a classe corrente é <text:span text:style-name="T2">singleton</text:span> ou não.</text:p>
        </text:list-item>
      </text:list>
      <text:h text:style-name="Heading_20_3" text:outline-level="3"><text:soft-page-break/>Debug</text:h>
      <text:p text:style-name="Text_20_body">Alguns métodos da classe objeto são específicas para depuração:</text:p>
      <text:list xml:id="list1794914019" text:style-name="L20">
        <text:list-item>
          <text:p text:style-name="P32"><text:span text:style-name="T1">dump_instancias</text:span>: exibe todas as instâncias Simp classificadas por classes. É uma forma conveniente de exibir os dados presentes no atributo estático “$instancias” da classe objeto.</text:p>
        </text:list-item>
        <text:list-item>
          <text:p text:style-name="P32"><text:span text:style-name="T1">get_instancias</text:span>: retorna um vetor com todas as instâncias Simp.</text:p>
        </text:list-item>
      </text:list>
      <text:h text:style-name="Heading_20_3" text:outline-level="3">Métodos Mágicos</text:h>
      <text:p text:style-name="Text_20_body">A classe objeto implementa os seguintes métodos mágicos:</text:p>
      <text:list xml:id="list973264324" text:style-name="L21">
        <text:list-item>
          <text:p text:style-name="P33"><text:span text:style-name="T1">__call </text:span>: utilizado apenas para identificar chamadas a métodos não existentes e disparo de um log de erro.</text:p>
        </text:list-item>
        <text:list-item>
          <text:p text:style-name="P33"><text:span text:style-name="T1">__construct </text:span>: construtor padrão para todas entidades.</text:p>
        </text:list-item>
        <text:list-item>
          <text:p text:style-name="P33"><text:span text:style-name="T1">__destruct </text:span>: destrutor padrão para todas as entidades.</text:p>
        </text:list-item>
        <text:list-item>
          <text:p text:style-name="P33"><text:span text:style-name="T1">__set </text:span>: método para atribuir valores aos atributos simples ou a relacionamentos 1:1.</text:p>
        </text:list-item>
        <text:list-item>
          <text:p text:style-name="P33"><text:span text:style-name="T1">__get </text:span>: método para obter valores de atributos de qualquer tipo de acordo com a precedência.</text:p>
        </text:list-item>
        <text:list-item>
          <text:p text:style-name="P33"><text:span text:style-name="T1">__isset </text:span>: checa se determinado atributo existe, independente do tipo de atributo.</text:p>
        </text:list-item>
        <text:list-item>
          <text:p text:style-name="P33"><text:span text:style-name="T1">__unset </text:span>: limpa o valor de um atributo simples ou auxiliar.</text:p>
        </text:list-item>
        <text:list-item>
          <text:p text:style-name="P33"><text:span text:style-name="T1">__toString </text:span>: invoca o método get_nome para exibir a descrição da instância.</text:p>
        </text:list-item>
      </text:list>
      <text:h text:style-name="Heading_20_3" text:outline-level="3">Iteração</text:h>
      <text:p text:style-name="Text_20_body">Por implementar a interface Iterator, a classe objeto pode percorrer seus dados consultados através de uma estrutura foreach, por exemplo. Os métodos disponíveis por esta interface são:</text:p>
      <text:list xml:id="list357774828" text:style-name="L22">
        <text:list-item>
          <text:p text:style-name="P34">rewind </text:p>
        </text:list-item>
        <text:list-item>
          <text:p text:style-name="P34">current </text:p>
        </text:list-item>
        <text:list-item>
          <text:p text:style-name="P34">key </text:p>
        </text:list-item>
        <text:list-item>
          <text:p text:style-name="P34">next </text:p>
        </text:list-item>
        <text:list-item>
          <text:p text:style-name="P34">valid </text:p>
        </text:list-item>
      </text:list>
      <text:p text:style-name="Text_20_body">A utilidade de cada método um não é tão importante, pois representam apenas um padrão para se percorrer elementos com foreach ou a função each.</text:p>
      <text:h text:style-name="Heading_20_1" text:outline-level="1">Classe objeto_formulario</text:h>
      <text:p text:style-name="Text_20_body">A classe objeto, conforme apresentado, dá suporte à manipulação de dados do BD de maneira simplificada pelo código PHP. É possível, com facilidade e em qualquer momento, consultar um registro, atualizá-lo, e continuar a execução do código, conforme exemplo a seguir:</text:p>
      <text:p text:style-name="Código_20_Fonte"><text:soft-page-break/>&lt;?php<text:line-break/><text:line-break/>...<text:line-break/><text:line-break/>$usuario = new usuario('cod_usuario', $cod_usuario);<text:line-break/>$usuario-&gt;nome = $nome;<text:line-break/>if (!$usuario-&gt;salvar()) {<text:line-break/> <text:s text:c="3"/>$usuario-&gt;imprimir_erros();<text:line-break/>}<text:line-break/><text:line-break/>...</text:p>
      <text:p text:style-name="Text_20_body">No entanto, aplicações Web precisam de interação com o usuário. As formas mais convencionais de interação são através de <text:span text:style-name="T2">links</text:span> e formulários. Para prover maior facilidade na criação de formulários, foi criada a classe objeto_formulario, que é uma extensão da classe objeto. A classe não é responsável por criar os elementos de um formulário (responsabilidade da classe “formulario”), mas por controlar a lógica que envolve montar um formulário, validar os campos, e realizar uma operação final.</text:p>
      <text:p text:style-name="Text_20_body">Portanto, as entidades do sistema podem ser classificadas em dois grupos, dependendo de sua utilidade no sistema. Entidades que precisam de interação com o usuário através de formulários herdam a classe objeto_formulário, enquanto as entidades que não precisam (por exemplo, a entidade “log”, já que não faz sentido existir um formulário para cadastro de <text:span text:style-name="T2">logs</text:span>) herdam a classe objeto diretamente. A separação em duas classes foi feita apenas para facilitar manutenções e por representarem níveis de abstração que se complementam.</text:p>
      <text:h text:style-name="Heading_20_2" text:outline-level="2">Divisão Interna dos Atributos</text:h>
      <text:p text:style-name="Text_20_body">A classe objeto_formulario possui apenas um atributo complementar à classe objeto chamado “names”. Neste atributo, são guardados os “names” dos campos do formulário exibido. Sua utilização é detalhada ao longo.</text:p>
      <text:h text:style-name="Heading_20_2" text:outline-level="2">Principais Métodos</text:h>
      <text:h text:style-name="Heading_20_3" text:outline-level="3">Lógicas Básicas</text:h>
      <text:p text:style-name="Text_20_body">Os métodos de lógicas controlam o fluxo de funcionamento dos formulários básicos de inserção, alteração, exclusão e importação de dados. Os métodos são:</text:p>
      <text:list xml:id="list248562526" text:style-name="L23">
        <text:list-item>
          <text:p text:style-name="P35"><text:span text:style-name="T1">formulario_alterar</text:span>: invoca a lógica dos formulários de alteração de dados. A lógica é a seguinte:</text:p>
        </text:list-item>
      </text:list>
      <text:list xml:id="list314259658" text:style-name="L24">
        <text:list-item>
          <text:list>
            <text:list-item>
              <text:p text:style-name="P36">Se os dados não foram submetidos, então imprimir o formulário com os dados da entidade preenchidos;</text:p>
            </text:list-item>
            <text:list-item>
              <text:p text:style-name="P36">Se os dados foram submetidos, então validar os dados;</text:p>
              <text:list>
                <text:list-item>
                  <text:p text:style-name="P36">Se os dados passaram na validação, então realizar operações de pré-salvar, salvar e pós-salvar;</text:p>
                  <text:list>
                    <text:list-item>
                      <text:p text:style-name="P36">Se as operações foram realizadas, então imprimir mensagem de aviso e formulário com os dados submetidos;</text:p>
                    </text:list-item>
                    <text:list-item>
                      <text:p text:style-name="P36">Se alguma operação falhou, então imprimir mensagem de erro e formulário com os dados submetidos;</text:p>
                    </text:list-item>
                  </text:list>
                </text:list-item>
                <text:list-item>
                  <text:p text:style-name="P36"><text:soft-page-break/>Se os dados não passaram na validação, então imprimir mensagem de erros ocorridos e formulário com os dados submetidos;</text:p>
                </text:list-item>
              </text:list>
            </text:list-item>
          </text:list>
        </text:list-item>
      </text:list>
      <text:list xml:id="list1767057940" text:continue-list="list248562526" text:style-name="L23">
        <text:list-item text:start-value="1">
          <text:p text:style-name="P35"><text:span text:style-name="T1">formulario_inserir</text:span>: invoca a lógica dos formulários de inserção de dados. A lógica é a seguinte:</text:p>
        </text:list-item>
      </text:list>
      <text:list xml:id="list2006173628" text:style-name="L25">
        <text:list-item>
          <text:list>
            <text:list-item>
              <text:p text:style-name="P37">Se os dados não foram submetidos, então imprimir o formulário vazio;</text:p>
            </text:list-item>
            <text:list-item>
              <text:p text:style-name="P37">Se os dados foram submetidos, então validar os dados;</text:p>
              <text:list>
                <text:list-item>
                  <text:p text:style-name="P37">Se os dados passaram na validação, então realizar operações de pré-salvar, salvar e pós-salvar;</text:p>
                  <text:list>
                    <text:list-item>
                      <text:p text:style-name="P37">Se as operações foram realizadas, então imprimir mensagem de aviso e quadro com os dados inseridos;</text:p>
                    </text:list-item>
                    <text:list-item>
                      <text:p text:style-name="P37">Se alguma operação falhou, então imprimir mensagem de erro e formulário com os dados submetidos;</text:p>
                    </text:list-item>
                  </text:list>
                </text:list-item>
                <text:list-item>
                  <text:p text:style-name="P37">Se os dados não passaram na validação, então imprimir mensagem de erro ocorridos e formulário com os dados submetidos;</text:p>
                </text:list-item>
              </text:list>
            </text:list-item>
          </text:list>
        </text:list-item>
      </text:list>
      <text:list xml:id="list1047740219" text:continue-list="list1767057940" text:style-name="L23">
        <text:list-item text:start-value="1">
          <text:p text:style-name="P35"><text:span text:style-name="T1">formulário_excluir</text:span>: invoca a lógica dos formulários de exclusão de dados mediante confirmação. A lógica é a seguinte:</text:p>
        </text:list-item>
      </text:list>
      <text:list xml:id="list1321827171" text:style-name="L26">
        <text:list-item>
          <text:list>
            <text:list-item>
              <text:p text:style-name="P38">Se os dados não foram submetidos, então imprimir um formulário com um campo de confirmação;</text:p>
            </text:list-item>
            <text:list-item>
              <text:p text:style-name="P38">Se os dados foram submetidos, checar se a confirmação foi marcada;</text:p>
              <text:list>
                <text:list-item>
                  <text:p text:style-name="P38">Se a confirmação foi marcada, então excluir o registro e exibir mensagem de aviso;</text:p>
                </text:list-item>
                <text:list-item>
                  <text:p text:style-name="P38">Se a confirmação não foi marcada, então exibir mensagem de erro indicando a necessidade de confirmação;</text:p>
                </text:list-item>
              </text:list>
            </text:list-item>
          </text:list>
        </text:list-item>
      </text:list>
      <text:list xml:id="list1262301398" text:continue-list="list1047740219" text:style-name="L23">
        <text:list-item text:start-value="1">
          <text:p text:style-name="P35"><text:span text:style-name="T1">formulario_relacionamento</text:span>: invoca a lógica dos formulários de relacionamentos 1:N sem atributos associados. A lógica é a seguinte:</text:p>
        </text:list-item>
      </text:list>
      <text:list xml:id="list2018753180" text:style-name="L27">
        <text:list-item>
          <text:list>
            <text:list-item>
              <text:p text:style-name="P39">Se os dados não foram submetidos, então imprimir um formulário com registros que podem ser associados ao elemento através de campos <text:span text:style-name="T2">checkbox</text:span>, sendo que os relacionamentos já existentes ficam marcados;</text:p>
            </text:list-item>
            <text:list-item>
              <text:p text:style-name="P39">Se os dados foram submetidos, então validar os dados;</text:p>
              <text:list>
                <text:list-item>
                  <text:p text:style-name="P39">Se os dados passaram pela validação, então realizar as operações de pré-salvar, associação dos registros ao elemento, e pós-salvar;</text:p>
                  <text:list>
                    <text:list-item>
                      <text:p text:style-name="P39">Se as operações foram realizadas com sucesso, então imprimir mensagem de aviso;</text:p>
                    </text:list-item>
                    <text:list-item>
                      <text:p text:style-name="P39">Se alguma operação falhou, então imprimir mensagem de erro;</text:p>
                    </text:list-item>
                  </text:list>
                </text:list-item>
                <text:list-item>
                  <text:p text:style-name="P39">Se os dados não passaram pela validação, então imprimir o formulário com os dados submetidos.</text:p>
                </text:list-item>
              </text:list>
            </text:list-item>
          </text:list>
        </text:list-item>
      </text:list>
      <text:list xml:id="list1317696414" text:continue-list="list1262301398" text:style-name="L23">
        <text:list-item text:start-value="1">
          <text:p text:style-name="P35"><text:span text:style-name="T1">formulario_importar_csv e formulario_importar_xml</text:span>: invocam os formulários para importação de dados a partir de arquivos CSV ou XML. A lógica é a seguinte:</text:p>
        </text:list-item>
      </text:list>
      <text:list xml:id="list1647609169" text:style-name="L28">
        <text:list-item>
          <text:list>
            <text:list-item>
              <text:p text:style-name="P40">Se os dados não foram submetidos, então imprimir um formulário vazio;</text:p>
            </text:list-item>
            <text:list-item>
              <text:p text:style-name="P40"><text:soft-page-break/>Se os dados foram submetidos, então validar os dados;</text:p>
              <text:list>
                <text:list-item>
                  <text:p text:style-name="P40">Se os dados passaram na validação, então realizar operações de pré-salvar, importar registros e pós-salvar;</text:p>
                  <text:list>
                    <text:list-item>
                      <text:p text:style-name="P40">Se as operações foram realizadas com sucesso, então imprimir mensagem de aviso;</text:p>
                    </text:list-item>
                    <text:list-item>
                      <text:p text:style-name="P40">Se alguma operação falhou, então imprimir mensagem de erro;</text:p>
                    </text:list-item>
                  </text:list>
                </text:list-item>
                <text:list-item>
                  <text:p text:style-name="P40">Se os dados não passaram na validação, então imprimir o formulário com os dados submetidos;</text:p>
                </text:list-item>
              </text:list>
            </text:list-item>
          </text:list>
        </text:list-item>
      </text:list>
      <text:list xml:id="list2135351712" text:continue-list="list1317696414" text:style-name="L23">
        <text:list-item text:start-value="1">
          <text:p text:style-name="P35"><text:span text:style-name="T1">formulario_generico</text:span>: invoca a lógica de um formulário genérico (onde a operação final é definida dinamicamente). A lógica é a seguinte:</text:p>
        </text:list-item>
      </text:list>
      <text:list xml:id="list1022101885" text:style-name="L29">
        <text:list-item>
          <text:list>
            <text:list-item>
              <text:p text:style-name="P41">Se os dados não foram submetidos, então imprimir formulário com os dados da entidade ou dados padrão;</text:p>
            </text:list-item>
            <text:list-item>
              <text:p text:style-name="P41">Se os dados foram submetidos, então validar dados;</text:p>
              <text:list>
                <text:list-item>
                  <text:p text:style-name="P41">Se os dados passaram na validação, então realizar as operações de pré-salvar, algum método especificado pelo programador e pós-salvar;</text:p>
                  <text:list>
                    <text:list-item>
                      <text:p text:style-name="P41">Se as operações foram realizadas com sucesso, então imprimir mensagem de aviso e o formulário preenchido ou o quadro com os dados salvos;</text:p>
                    </text:list-item>
                    <text:list-item>
                      <text:p text:style-name="P41">Se alguma operação falhou, então imprimir mensagem de erro e o formulário com os dados submetidos;</text:p>
                    </text:list-item>
                  </text:list>
                </text:list-item>
                <text:list-item>
                  <text:p text:style-name="P41">Se os dados não passaram na validação, então imprimir mensagem de erro e o formulário com os dados submetidos.</text:p>
                </text:list-item>
              </text:list>
            </text:list-item>
          </text:list>
        </text:list-item>
      </text:list>
      <text:h text:style-name="Heading_20_3" text:outline-level="3">Pontos de Extensão</text:h>
      <text:p text:style-name="Text_20_body">Os pontos de extensão da classe objeto_formulário são:</text:p>
      <text:list xml:id="list1628897751" text:style-name="L30">
        <text:list-item>
          <text:p text:style-name="P42"><text:span text:style-name="T1">campo_formulario</text:span>: método que especifica como um atributo deve ser representado por um campo HTML. Este método recebe por parâmetro um objeto da classe formulário e deve utilizar um dos métodos deste objeto para montar o campo desejado. Em alguns casos, um único atributo pode depender de mais de um campo HTML: nestes casos, os “names” utilizados nos campos deve ser especificado no vetor “names” (atributo da classe objeto_formulario). Isso é importante para que a classe objeto_formulario só obtenha os dados necessários, e não receba dados montados no formulário através de fraude (modificação do HTML pelo usuário final). Além disso, esse método pode associar uma <text:span text:style-name="T2">string</text:span> a um conjunto de campos, ou seja, quando determinada <text:span text:style-name="T2">string</text:span> ser invocada, deve-se incluir determinados campos no formulário. Embora muito utilizado em versões passadas do Simp, este método deixou de ser <text:span text:style-name="T2">abstract</text:span>, passando a ser opcional. Caso o programador não implemente-o, a classe objeto_formulario tenta determinar o melhor tipo de campo para o atributo.</text:p>
        </text:list-item>
        <text:list-item>
          <text:p text:style-name="P42"><text:span text:style-name="T1">pode_acessar_formulario</text:span>: método que especifica se um usuário pode ou não acessar o formulário corrente (que é determinado através do valor do atributo “id_form”). É, portanto, um ponto de extensão que define a segurança de acesso a determinado formulário. Com este método é possível especificar, por exemplo, que determinado grupo só poderá acessar determinado formulário nas segundas-feiras. No entanto, é importante assegurar que <text:soft-page-break/>os <text:span text:style-name="T2">links</text:span> que encaminham para a página com o formulário seja exibida apenas para quem pode, de fato, acessá-lo no momento. Especificar este método de maneira incorreta pode acarretar em falhas de segurança <text:span text:style-name="T8">GRAVES</text:span><text:span text:style-name="T6">. Observe que, ao associar um grupo de usuário a um arquivo (definindo a permissão), está sendo especificado apenas que os usuários do grupo podem acessar o arquivo. Alguns arquivos dizem respeito a apenas um usuário específico, por exemplo, o arquivo que exibe a página com o formulário de alterar dados pessoais. Embora o arquivo seja acessado por vários usuários diferentes, o formulário só pode ser exibido se o usuário que o acessa é o usuário que está sendo editado. Como o funcionamento do arquivo é baseado no recebimento do código do usuário a ser alterado por parâmetro, qualquer usuário pode tentar acessar o endereço especificando outro código de usuário para burlar o sistema. Neste caso, se o método não estiver implementado ou estiver com falhas de lógica, o usuário poderá alterar indiscriminadamente os dados de outro. Este tipo de falha pode ser detectada nos </text:span><text:span text:style-name="T3">logs</text:span><text:span text:style-name="T6"> do sistema, que identifica quem está realizando a operação de alteração.</text:span></text:p>
        </text:list-item>
        <text:list-item>
          <text:p text:style-name="P42"><text:span text:style-name="T1">pode_ser_manipulado</text:span><text:span text:style-name="T6">: método que especifica se um usuário pode utilizar ou não determinada entidade, seja para exibição, inserção, alteração ou exclusão. É, portanto, um ponto de extensão que define a segurança da entidade como um todo. É semelhante ao método pode_acessar_formulario, porém atua em um nível mais global. Através deste método é possível contornar o problema citado no exemplo anterior (no item acima).</text:span></text:p>
        </text:list-item>
      </text:list>
      <text:h text:style-name="Heading_20_3" text:outline-level="3">Identificadores de Formulários</text:h>
      <text:p text:style-name="Text_20_body">Os pontos de extensão pre_salvar e pos_salvar, da classe objeto, são utilizados para realizar operações antes ou depois de algum formulário. A identificação do formulário, nestes métodos, é feita através do identificador do formulário. Este identificador possui um padrão, mas pode ser acrescido de um prefixo. Os métodos que retornam os identificadores padrão são:</text:p>
      <text:list xml:id="list1843707890" text:style-name="L31">
        <text:list-item>
          <text:p text:style-name="P43"><text:span text:style-name="T1">id_formulario_alterar</text:span>: identificador do formulário de alterar.</text:p>
        </text:list-item>
        <text:list-item>
          <text:p text:style-name="P43"><text:span text:style-name="T1">id_formulario_inserir</text:span>: identificador do formulário de inserir.</text:p>
        </text:list-item>
        <text:list-item>
          <text:p text:style-name="P43"><text:span text:style-name="T1">id_formulario_excluir</text:span>: identificador do formulário de excluir.</text:p>
        </text:list-item>
        <text:list-item>
          <text:p text:style-name="P43"><text:span text:style-name="T1">id_formulario_relacionamento</text:span>: identificador do formulário de relacionamento.</text:p>
        </text:list-item>
        <text:list-item>
          <text:p text:style-name="P43"><text:span text:style-name="T1">id_formulario_importar_xml</text:span>: identificador do formulário de importação de arquivos XML.</text:p>
        </text:list-item>
        <text:list-item>
          <text:p text:style-name="P43"><text:span text:style-name="T1">id_formulario_importar_csv</text:span>: identificador do formulário de importação de arquivos CSV.</text:p>
        </text:list-item>
        <text:list-item>
          <text:p text:style-name="P43"><text:span text:style-name="T1">id_formulario_generico</text:span>: identificador do formulário genéric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2" svg:font-family="Monospace" style:font-pitch="variable"/>
    <style:font-face style:name="Nimbus Roman No9 L1" svg:font-family="'Nimbus Roman No9 L'" style:font-pitch="variable"/>
    <style:font-face style:name="Arial2"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Negrito"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styles>
    <draw:marker draw:name="Arrow" svg:viewBox="0 0 20 30" svg:d="m10 0-10 30h20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DejaVu LGC Sans" style:font-size-asian="12pt" style:language-asian="pt" style:country-asian="BR" style:font-name-complex="DejaVu LGC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1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margin-top="0.199cm" fo:margin-bottom="0.10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01cm" fo:margin-bottom="0.101cm"/>
      <style:text-properties fo:font-size="14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Index">
      <style:paragraph-properties fo:margin-left="0cm" fo:margin-right="0cm" fo:text-indent="0cm" style:auto-text-indent="false" style:page-number="1"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rial1" fo:font-size="11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rial1" fo:font-size="11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rial1" fo:font-size="11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rial1" fo:font-size="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rial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Código_20_Fonte" style:display-name="Código Fonte" style:family="paragraph" style:parent-style-name="Text_20_body" style:master-page-name="">
      <style:paragraph-properties fo:margin-left="0cm" fo:margin-right="0cm" fo:text-align="start" style:justify-single-word="false" fo:keep-together="always" fo:text-indent="0cm" style:auto-text-indent="false" style:page-number="auto" fo:padding="0.049cm" fo:border="0.002cm solid #000000" style:shadow="#808080 0.101cm 0.101cm"/>
      <style:text-properties style:font-name="Monospace" fo:font-size="11pt"/>
    </style:style>
    <style:style style:name="Figura" style:family="paragraph" style:parent-style-name="Caption">
      <style:paragraph-properties fo:text-align="center" style:justify-single-word="false"/>
      <style:text-properties style:font-name="Nimbus Sans L1" fo:font-size="11pt" fo:font-style="normal"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paragraph-properties fo:margin-top="0.101cm" fo:margin-bottom="0.101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49cm" fo:margin-bottom="0.049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049cm" fo:margin-bottom="0.049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049cm" fo:margin-bottom="0.049cm"/>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top="0.049cm" fo:margin-bottom="0.049cm"/>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top="0.049cm" fo:margin-bottom="0.049cm"/>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top="0.049cm" fo:margin-bottom="0.049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049cm" fo:margin-bottom="0.049cm"/>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fo:text-align="end"/>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6">
      <number:year number:style="long"/>
    </number:date-style>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1" style:next-style-name="Index">
      <style:footer>
        <text:p text:style-name="MP1">LAVRAS – MINAS GERAIS</text:p>
        <text:p text:style-name="MP1"><text:date style:data-style-name="N106" text:date-value="2008-09-22T09:22:22" text:fixed="true">2008</text:date></text:p>
      </style:footer>
    </style:master-page>
    <style:master-page style:name="Index" style:page-layout-name="Mpm2">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Linux OpenOffice.org_project/300m9$Build-9358</meta:generator>
    <dc:title>Documentação Específica do Sistema</dc:title>
    <dc:subject>Simp</dc:subject>
    <meta:initial-creator>Rubens Ribeiro</meta:initial-creator>
    <meta:creation-date>2008-09-22T09:21:06</meta:creation-date>
    <dc:creator>Rubens Takiguti Ribeiro</dc:creator>
    <dc:date>2009-08-06T11:14:58</dc:date>
    <meta:editing-cycles>95</meta:editing-cycles>
    <meta:editing-duration>PT14H05M15S</meta:editing-duration>
    <meta:document-statistic meta:table-count="0" meta:image-count="0" meta:object-count="0" meta:page-count="26" meta:paragraph-count="391" meta:word-count="8917" meta:character-count="57834"/>
    <meta:user-defined meta:name="Descrição do Sistema">Framework para o Desenvolvimento de Sistemas de Informação Modulares em PHP</meta:user-defined>
    <meta:user-defined meta:name="Nome do Sistema">SIMP</meta:user-defined>
    <meta:user-defined meta:name="Primeiro Autor">Rubens Takiguti Ribeiro</meta:user-defined>
    <meta:user-defined meta:name="Revisor"/>
  </office:meta>
</office:document-meta>
</file>